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nsolas1" svg:font-family="Consolas" style:font-family-generic="modern"/>
    <style:font-face style:name="Courier New" svg:font-family="'Courier New'" style:font-family-generic="modern"/>
    <style:font-face style:name="Consolas2"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3"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4" svg:font-family="Consolas"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5" style:family="graphic" style:parent-style-name="standard">
      <style:graphic-properties draw:stroke="solid" svg:stroke-width="0.026cm" svg:stroke-color="#000000" draw:stroke-linejoin="miter" draw:fill="solid" draw:fill-color="#d34817" draw:textarea-vertical-align="middle" draw:auto-grow-height="false" draw:fit-to-size="false" fo:min-height="2.449cm" fo:min-width="4.602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round" draw:fill="solid" draw:fill-color="#d34817" draw:textarea-vertical-align="top" draw:auto-grow-height="false" draw:fit-to-size="false" fo:min-height="3.331cm" fo:min-width="8.582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draw:fit-to-size="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9.91cm" fo:min-width="11.988cm" fo:padding-top="0.125cm" fo:padding-bottom="0.125cm" fo:padding-left="0.25cm" fo:padding-right="0.25cm" fo:wrap-option="wrap"/>
    </style:style>
    <style:style style:name="gr10" style:family="graphic" style:parent-style-name="standard">
      <style:graphic-properties draw:marker-start="Circle" draw:marker-start-width="0.3cm" draw:marker-end="Arrow" draw:marker-end-width="0.3cm" draw:textarea-vertical-align="middle"/>
    </style:style>
    <style:style style:name="gr11"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12" style:family="graphic" style:parent-style-name="standard">
      <style:graphic-properties draw:stroke="solid" svg:stroke-width="0.035cm" svg:stroke-color="#a6a1a1"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13" style:family="graphic" style:parent-style-name="standard">
      <style:graphic-properties draw:stroke="none" svg:stroke-width="0cm" draw:fill="solid" draw:fill-color="#92d050" draw:textarea-vertical-align="top" draw:auto-grow-height="tru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1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1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17"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18" style:family="graphic" style:parent-style-name="standard">
      <style:graphic-properties draw:stroke="none" draw:fill="none" fo:min-height="15.192cm"/>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5"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6" style:family="presentation" style:parent-style-name="כותרת_20_ותוכן-notes">
      <style:graphic-properties draw:fill-color="#ffffff" fo:min-height="13.364cm"/>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2.792cm"/>
    </style:style>
    <style:style style:name="pr9"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fo:min-height="10.798cm" fo:padding-top="0.125cm" fo:padding-bottom="0.125cm" fo:padding-left="0.25cm" fo:padding-right="0.25cm" fo:wrap-option="wrap"/>
    </style:style>
    <style:style style:name="pr14" style:family="presentation" style:parent-style-name="כותרת_20_ותוכן-outline1">
      <style:graphic-properties draw:stroke="solid" svg:stroke-width="0cm" draw:fill="none" draw:textarea-vertical-align="top" draw:auto-grow-height="false" draw:fit-to-size="false" fo:min-height="10.798cm" fo:padding-top="0.125cm" fo:padding-bottom="0.125cm" fo:padding-left="0.25cm" fo:padding-right="0.25cm" fo:wrap-option="wrap"/>
    </style:style>
    <style:style style:name="pr15"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6"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7"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8"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9"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0"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1"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2" style:family="presentation" style:parent-style-name="שני_20_תכנים-notes">
      <style:graphic-properties draw:fill-color="#ffffff" fo:min-height="12.792cm"/>
    </style:style>
    <style:style style:name="pr23"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4"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5"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6"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7"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00cc00" fo:font-size="32pt" fo:font-weight="bold" style:font-size-asian="32pt" style:font-weight-asian="bold" style:font-size-complex="32pt" style:font-weight-complex="bold"/>
    </style:style>
    <style:style style:name="ce9" style:family="table-cell">
      <style:paragraph-properties fo:text-align="center"/>
      <style:text-properties fo:font-size="20pt" style:font-size-asian="20pt" style:font-size-complex="20pt"/>
    </style:style>
    <style:style style:name="ce10"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13" style:family="paragraph">
      <style:paragraph-properties fo:margin-top="0cm" fo:margin-bottom="0cm" fo:line-height="100%" fo:text-align="end" style:writing-mode="rl-tb"/>
    </style:style>
    <style:style style:name="P14" style:family="paragraph">
      <loext:graphic-properties draw:fill="none"/>
      <style:paragraph-properties fo:margin-top="0cm" fo:margin-bottom="0cm" fo:line-height="100%" fo:text-align="end" style:writing-mode="rl-tb" style:font-independent-line-spacing="true"/>
      <style:text-properties fo:font-size="24pt"/>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17" style:family="paragraph">
      <style:paragraph-properties fo:margin-top="0cm" fo:margin-bottom="0cm" fo:line-height="100%" fo:text-align="center" style:writing-mode="rl-tb"/>
    </style:style>
    <style:style style:name="P18"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19" style:family="paragraph">
      <style:paragraph-properties fo:margin-top="0.155cm" fo:margin-bottom="0cm" fo:line-height="100%" fo:text-align="center" style:writing-mode="rl-tb"/>
    </style:style>
    <style:style style:name="P20"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1" style:family="paragraph">
      <loext:graphic-properties draw:fill-color="#ffffff"/>
      <style:text-properties fo:font-size="20pt"/>
    </style:style>
    <style:style style:name="P22"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32pt" style:font-size-asian="32pt" style:font-size-complex="32pt"/>
    </style:style>
    <style:style style:name="P24" style:family="paragraph">
      <style:paragraph-properties fo:text-align="center"/>
    </style:style>
    <style:style style:name="P25"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start" style:font-independent-line-spacing="true"/>
      <style:text-properties fo:font-size="26pt"/>
    </style:style>
    <style:style style:name="P2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P29"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0" style:family="paragraph">
      <style:paragraph-properties fo:margin-top="0cm" fo:margin-bottom="0cm" fo:line-height="100%" fo:text-align="end" style:punctuation-wrap="simple" style:writing-mode="rl-tb"/>
      <style:text-properties fo:font-size="13pt" style:font-size-asian="14pt" style:font-size-complex="14pt"/>
    </style:style>
    <style:style style:name="P31"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2" style:family="paragraph">
      <loext:graphic-properties draw:fill="none" draw:fill-color="#ffffff"/>
      <style:paragraph-properties fo:text-align="start" style:font-independent-line-spacing="true"/>
      <style:text-properties fo:font-size="14pt" style:font-size-asian="14pt" style:font-size-complex="14pt"/>
    </style:style>
    <style:style style:name="P33"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4" style:family="paragraph">
      <loext:graphic-properties draw:fill="none" draw:fill-color="#ffffff"/>
      <style:paragraph-properties fo:text-align="start" style:font-independent-line-spacing="true"/>
      <style:text-properties fo:font-size="13pt" style:font-size-asian="14pt" style:font-size-complex="14pt"/>
    </style:style>
    <style:style style:name="P35"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36"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7" style:family="paragraph">
      <style:paragraph-properties fo:margin-top="0cm" fo:margin-bottom="0cm" fo:text-align="start"/>
    </style:style>
    <style:style style:name="P38" style:family="paragraph">
      <loext:graphic-properties draw:fill-color="#ffffff"/>
    </style:style>
    <style:style style:name="P39" style:family="paragraph">
      <style:paragraph-properties fo:margin-left="0cm" fo:margin-right="0cm" fo:margin-top="0.205cm" fo:margin-bottom="0cm" fo:line-height="150%" fo:text-align="start" fo:text-indent="0cm" style:punctuation-wrap="hanging" style:writing-mode="lr-tb">
        <style:tab-stops>
          <style:tab-stop style:position="0cm"/>
        </style:tab-stops>
      </style:paragraph-properties>
      <style:text-properties fo:hyphenate="false"/>
    </style:style>
    <style:style style:name="P40" style:family="paragraph">
      <loext:graphic-properties draw:fill="none" draw:fill-color="#ffffff"/>
      <style:paragraph-properties fo:margin-top="0cm" fo:margin-bottom="0cm" fo:text-align="start" style:font-independent-line-spacing="true"/>
      <style:text-properties fo:font-size="18pt"/>
    </style:style>
    <style:style style:name="P41" style:family="paragraph">
      <style:paragraph-properties fo:margin-top="0cm" fo:margin-bottom="0cm" fo:line-height="120%" fo:text-align="start" style:writing-mode="lr-tb"/>
    </style:style>
    <style:style style:name="P42" style:family="paragraph">
      <loext:graphic-properties draw:fill="solid" draw:fill-color="#ffffff"/>
      <style:paragraph-properties fo:text-align="start" style:writing-mode="lr-tb" style:font-independent-line-spacing="true"/>
      <style:text-properties fo:font-size="24pt"/>
    </style:style>
    <style:style style:name="P43" style:family="paragraph">
      <style:paragraph-properties fo:margin-top="0cm" fo:margin-bottom="0cm" fo:line-height="120%" fo:text-align="start" style:writing-mode="rl-tb"/>
    </style:style>
    <style:style style:name="P44" style:family="paragraph">
      <style:paragraph-properties fo:margin-top="0cm" fo:margin-bottom="0cm" fo:line-height="100%" fo:text-align="start" style:writing-mode="rl-tb"/>
    </style:style>
    <style:style style:name="P45" style:family="paragraph">
      <style:paragraph-properties fo:margin-top="0cm" fo:margin-bottom="0cm" fo:line-height="100%" fo:text-align="start" style:writing-mode="lr-tb"/>
    </style:style>
    <style:style style:name="P46" style:family="paragraph">
      <loext:graphic-properties draw:fill="solid" draw:fill-color="#92d050"/>
      <style:paragraph-properties fo:margin-top="0cm" fo:margin-bottom="0cm" fo:line-height="100%" fo:text-align="start" style:writing-mode="lr-tb" style:font-independent-line-spacing="true"/>
      <style:text-properties fo:font-size="24pt"/>
    </style:style>
    <style:style style:name="P47"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48"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4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0" style:family="paragraph">
      <loext:graphic-properties draw:fill="solid" draw:fill-color="#9b2d1f"/>
      <style:paragraph-properties fo:text-align="start" style:font-independent-line-spacing="true"/>
      <style:text-properties fo:font-size="24pt"/>
    </style:style>
    <style:style style:name="P51" style:family="paragraph">
      <loext:graphic-properties draw:fill="solid" draw:fill-color="#cc9900"/>
      <style:paragraph-properties fo:text-align="start" style:font-independent-line-spacing="true"/>
      <style:text-properties fo:font-size="24pt"/>
    </style:style>
    <style:style style:name="P52"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3" style:family="paragraph">
      <style:paragraph-properties fo:margin-left="0cm" fo:margin-right="0cm" fo:margin-top="0.205cm" fo:margin-bottom="0cm" fo:line-height="140%" fo:text-align="start" fo:text-indent="0cm" style:punctuation-wrap="hanging" style:writing-mode="lr-tb">
        <style:tab-stops>
          <style:tab-stop style:position="0cm"/>
        </style:tab-stops>
      </style:paragraph-properties>
      <style:text-properties fo:hyphenate="false"/>
    </style:style>
    <style:style style:name="P54" style:family="paragraph">
      <style:paragraph-properties fo:margin-top="0cm" fo:margin-bottom="0cm" fo:line-height="100%" fo:text-align="center" style:writing-mode="lr-tb"/>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1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0" style:family="text">
      <style:text-properties fo:color="#00ffff" fo:font-size="32pt" fo:font-weight="bold" style:font-size-asian="32pt" style:font-weight-asian="bold" style:font-size-complex="32pt"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color="#3333ff" fo:font-size="32pt" style:font-size-asian="32pt" style:font-size-complex="32pt"/>
    </style:style>
    <style:style style:name="T23" style:family="text">
      <style:text-properties fo:color="#3333ff" fo:font-size="24pt" style:font-size-asian="24pt" style:font-size-complex="24pt"/>
    </style:style>
    <style:style style:name="T24" style:family="text">
      <style:text-properties fo:color="#3333ff" fo:font-size="24pt" fo:font-style="italic" style:font-size-asian="24pt" style:font-style-asian="italic" style:font-size-complex="24pt" style:font-style-complex="italic"/>
    </style:style>
    <style:style style:name="T25" style:family="text">
      <style:text-properties fo:color="#3333ff"/>
    </style:style>
    <style:style style:name="T26" style:family="text">
      <style:text-properties fo:color="#3333ff" fo:font-size="28pt" fo:font-style="italic" style:font-size-asian="28pt" style:font-style-asian="italic" style:font-size-complex="28pt" style:font-style-complex="italic"/>
    </style:style>
    <style:style style:name="T27" style:family="text">
      <style:text-properties fo:color="#3333ff" fo:font-size="28pt" style:font-size-asian="28pt" style:font-size-complex="28pt"/>
    </style:style>
    <style:style style:name="T28" style:family="text">
      <style:text-properties fo:color="#00cc00" fo:font-size="32pt" style:font-size-asian="32pt" style:font-size-complex="32pt"/>
    </style:style>
    <style:style style:name="T29" style:family="text">
      <style:text-properties fo:color="#ff3333" fo:font-size="32pt" style:font-size-asian="32pt" style:font-size-complex="32pt"/>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6" style:family="text">
      <style:text-properties fo:color="#00cc00" fo:font-size="32pt" fo:font-weight="bold" style:font-size-asian="32pt" style:font-weight-asian="bold" style:font-size-complex="32pt" style:font-weight-complex="bold"/>
    </style:style>
    <style:style style:name="T47" style:family="text">
      <style:text-properties fo:font-size="20pt" style:font-size-asian="20pt" style:font-size-complex="20pt"/>
    </style:style>
    <style:style style:name="T48"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9"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0" style:family="text">
      <style:text-properties fo:font-variant="normal" fo:text-transform="none" fo:color="#8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3" style:family="text">
      <style:text-properties fo:font-variant="normal" fo:text-transform="none" fo:color="#80008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4" style:family="text">
      <style:text-properties fo:font-variant="normal" fo:text-transform="none" fo:color="#0000ff"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6" style:family="text">
      <style:text-properties fo:font-variant="normal" fo:text-transform="none" fo:color="#8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7" style:family="text">
      <style:text-properties fo:font-variant="normal" fo:text-transform="none" fo:color="#008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Consolas2" fo:font-size="32pt" fo:letter-spacing="normal" fo:font-style="normal" style:text-underline-style="none" fo:font-weight="normal" style:font-size-asian="32pt" style:font-style-asian="normal" style:font-weight-asian="normal" style:font-name-complex="Consolas2" style:font-size-complex="32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Consolas2" style:font-size-complex="16pt" style:font-style-complex="normal" style:font-weight-complex="normal"/>
    </style:style>
    <style:style style:name="T61" style:family="text">
      <style:text-properties fo:font-variant="normal" fo:text-transform="none" fo:color="#00b05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name-complex="Consolas2" style:font-size-complex="16pt" style:font-style-complex="normal" style:font-weight-complex="bold"/>
    </style:style>
    <style:style style:name="T6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nsolas2" style:font-size-complex="32pt" style:font-style-complex="normal" style:font-weight-complex="normal"/>
    </style:style>
    <style:style style:name="T63"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7" style:family="text">
      <style:text-properties fo:font-variant="normal" fo:text-transform="none" fo:color="#0000ff" style:text-line-through-style="none" style:text-line-through-type="none" style:text-position="0% 100%" style:font-name="Consolas"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Consolas"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9" style:family="text">
      <style:text-properties fo:font-variant="normal" fo:text-transform="none" fo:color="#008000" style:text-line-through-style="none" style:text-line-through-type="none" style:text-position="0% 100%" style:font-name="Consolas"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2"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4"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6"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8"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0"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ff"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8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008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80008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Consola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9" style:family="text">
      <style:text-properties fo:font-variant="normal" fo:text-transform="none" fo:color="#0000ff"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92"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93" style:family="text">
      <style:text-properties fo:font-variant="normal" fo:text-transform="none" fo:color="#696464" style:text-line-through-style="none" style:text-line-through-type="none" style:text-position="0% 100%" style:font-name="Arial1"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94" style:family="text">
      <style:text-properties fo:font-variant="normal" fo:text-transform="none" fo:color="#80008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5" style:family="text">
      <style:text-properties fo:font-variant="normal" fo:text-transform="none" fo:color="#008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6" style:family="text">
      <style:text-properties fo:font-variant="normal" fo:text-transform="none" fo:color="#0000ff"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8" style:family="text">
      <style:text-properties fo:font-variant="normal" fo:text-transform="none" fo:color="#80008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9" style:family="text">
      <style:text-properties fo:font-variant="normal" fo:text-transform="none" fo:color="#008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8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text:span><text:span text:style-name="T1">ru</text:span><text:span text:style-name="T1">ct</text:span><text:span text:style-name="T1">s </text:span><text:span text:style-name="T1">a</text:span><text:span text:style-name="T1">n</text:span><text:span text:style-name="T1">d </text:span><text:span text:style-name="T1">Cl</text:span><text:span text:style-name="T1">as</text:span><text:span text:style-name="T1">se</text:span><text:span text:style-name="T1">s</text:span></text:p>
          </draw:text-box>
        </draw:frame>
        <draw:frame draw:name="כותרת משנה 3" presentation:style-name="pr2" draw:text-style-name="P4" draw:layer="layout" svg:width="17.779cm" svg:height="4.444cm" svg:x="4.573cm" svg:y="11.43cm">
          <draw:text-box>
            <text:p text:style-name="P3"><text:span text:style-name="T2"/></text:p>
            <text:list text:style-name="L1">
              <text:list-item>
                <text:p text:style-name="P3"><text:span text:style-name="T2">V</text:span><text:span text:style-name="T2">er</text:span><text:span text:style-name="T2">si</text:span><text:span text:style-name="T2">o</text:span><text:span text:style-name="T2">n </text:span><text:span text:style-name="T2">1: </text:span><text:span text:style-name="T2">Dr</text:span><text:span text:style-name="T2">. </text:span><text:span text:style-name="T2">O</text:span><text:span text:style-name="T2">fir </text:span><text:span text:style-name="T2">P</text:span><text:span text:style-name="T2">el</text:span><text:span text:style-name="T2">e</text:span></text:p>
              </text:list-item>
              <text:list-item>
                <text:p text:style-name="P3"><text:span text:style-name="T2">V</text:span><text:span text:style-name="T2">er</text:span><text:span text:style-name="T2">si</text:span><text:span text:style-name="T2">o</text:span><text:span text:style-name="T2">n </text:span><text:span text:style-name="T2">2: </text:span><text:span text:style-name="T2">Dr</text:span><text:span text:style-name="T2">. </text:span><text:span text:style-name="T2">M</text:span><text:span text:style-name="T2">iri </text:span><text:span text:style-name="T2">B</text:span><text:span text:style-name="T2">e</text:span><text:span text:style-name="T2">n-</text:span><text:span text:style-name="T2">Ni</text:span><text:span text:style-name="T2">s</text:span><text:span text:style-name="T2">s</text:span><text:span text:style-name="T2">a</text:span><text:span text:style-name="T2">n</text:span></text:p>
              </text:list-item>
              <text:list-item>
                <text:p text:style-name="P3"><text:span text:style-name="T2">V</text:span><text:span text:style-name="T2">er</text:span><text:span text:style-name="T2">si</text:span><text:span text:style-name="T2">o</text:span><text:span text:style-name="T2">n </text:span><text:span text:style-name="T2">3: </text:span><text:span text:style-name="T2">Dr</text:span><text:span text:style-name="T2">. </text:span><text:span text:style-name="T2">Er</text:span><text:span text:style-name="T2">el </text:span><text:span text:style-name="T2">S</text:span><text:span text:style-name="T2">e</text:span><text:span text:style-name="T2">g</text:span><text:span text:style-name="T2">al</text:span><text:span text:style-name="T2">-</text:span><text:span text:style-name="T2">H</text:span><text:span text:style-name="T2">al</text:span><text:span text:style-name="T2">e</text:span><text:span text:style-name="T2">vi</text:span></text:p>
              </text:list-item>
            </text:list>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Abstract Data Type (ADT)" draw:style-name="dp3" draw:master-page-name="כותרת_20_ותוכן" presentation:presentation-page-layout-name="AL2T11" xml:id="id2" draw:id="id2">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0.423cm" svg:y="0.507cm" presentation:class="title" presentation:user-transformed="true">
          <draw:text-box>
            <text:p text:style-name="P9"><text:span text:style-name="T4">A</text:span><text:span text:style-name="T4">bs</text:span><text:span text:style-name="T4">tr</text:span><text:span text:style-name="T4">ac</text:span><text:span text:style-name="T4">t </text:span><text:span text:style-name="T4">D</text:span><text:span text:style-name="T4">at</text:span><text:span text:style-name="T4">a </text:span><text:span text:style-name="T4">Ty</text:span><text:span text:style-name="T4">p</text:span><text:span text:style-name="T4">e </text:span><text:span text:style-name="T4">(A</text:span><text:span text:style-name="T4">D</text:span><text:span text:style-name="T4">T)</text:span></text:p>
          </draw:text-box>
        </draw:frame>
        <draw:custom-shape draw:name="Text Box 6" draw:style-name="gr2" draw:text-style-name="P12" xml:id="id5" draw:id="id5" draw:layer="layout" svg:width="13.757cm" svg:height="3.806cm" svg:x="1.499cm" svg:y="12.114cm">
          <text:p text:style-name="P10"><text:span text:style-name="T5">Attributes</text:span><text:span text:style-name="T6">: </text:span><text:span text:style-name="T6"><text:tab/></text:span></text:p>
          <text:list text:style-name="L3">
            <text:list-item>
              <text:p text:style-name="P11"><text:span text:style-name="T6">4 bytes.</text:span></text:p>
            </text:list-item>
            <text:list-item>
              <text:p text:style-name="P11"><text:span text:style-name="T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 draw:text-style-name="P14" xml:id="id7" draw:id="id7" draw:layer="layout" svg:width="7.136cm" svg:height="1.267cm" svg:x="7.319cm" svg:y="5.309cm">
          <text:p text:style-name="P13"><text:span text:style-name="T7">set of </text:span><text:span text:style-name="T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4" draw:text-style-name="P15" xml:id="id3" draw:id="id3" draw:layer="layout" svg:width="0cm" svg:height="3.002cm" svg:x="3.496cm" svg:y="8.912cm" svg:viewBox="0 0 1 3003" draw:points="0,0 1,3003">
          <text:p/>
        </draw:polyline>
        <draw:custom-shape draw:name="Text Box 9" draw:style-name="gr3" draw:text-style-name="P16" xml:id="id4" draw:id="id4" draw:layer="layout" svg:width="4.36cm" svg:height="1.267cm" svg:x="3.918cm" svg:y="9.512cm">
          <text:p text:style-name="P13"><text:span text:style-name="T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3" draw:text-style-name="P12" xml:id="id8" draw:id="id8" draw:layer="layout" svg:width="10.012cm" svg:height="6.176cm" svg:x="14.792cm" svg:y="5.711cm">
          <text:p text:style-name="P10"><text:span text:style-name="T5">Operations</text:span><text:span text:style-name="T6">: </text:span></text:p>
          <text:list text:style-name="L3">
            <text:list-item>
              <text:p text:style-name="P11"><text:span text:style-name="T6">numerical operators</text:span></text:p>
            </text:list-item>
            <text:list-item>
              <text:p text:style-name="P11"><text:span text:style-name="T6">logical operations</text:span></text:p>
            </text:list-item>
            <text:list-item>
              <text:p text:style-name="P11"><text:span text:style-name="T6">bit operations</text:span></text:p>
            </text:list-item>
            <text:list-item>
              <text:p text:style-name="P11"><text:span text:style-name="T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5" draw:text-style-name="P18" draw:layer="layout" svg:width="6.001cm" svg:height="3.597cm" svg:x="0.9cm" svg:y="5.111cm">
          <text:p text:style-name="P17"><text:span text:style-name="T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4" draw:text-style-name="P15" xml:id="id6" draw:id="id6" draw:layer="layout" svg:width="8.201cm" svg:height="0cm" svg:x="6.698cm" svg:y="6.91cm" svg:viewBox="0 0 8202 1" draw:points="0,0 8202,1">
          <text:p/>
        </draw:polyline>
        <draw:custom-shape draw:name="AutoShape 12" draw:style-name="gr6" draw:text-style-name="P20" xml:id="id9" draw:id="id9" draw:layer="layout" svg:width="13.903cm" svg:height="5.494cm" svg:x="11.399cm" svg:y="12.228cm">
          <text:p text:style-name="P19"><text:span text:style-name="T10">Data Types define the way you use storage (memory) in the programs you write</text:span><text:span text:style-name="T10">.</text:span></text:p>
          <text:p text:style-name="P17"><text:span text:style-name="T1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2.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5"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anim:animate smil:dur="0.5s" smil:fill="hold" smil:targetElement="id8"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4">
          <draw:page-thumbnail draw:style-name="gr7" draw:layer="layout" svg:width="14.848cm" svg:height="11.136cm" svg:x="3.075cm" svg:y="2.257cm" draw:page-number="2" presentation:class="page"/>
          <draw:frame presentation:style-name="pr6" draw:text-style-name="P21" draw:layer="layout" svg:width="16.799cm" svg:height="13.364cm" svg:x="2.1cm" svg:y="14.107cm" presentation:class="notes" presentation:placeholder="true">
            <draw:text-box/>
          </draw:frame>
        </presentation:notes>
      </draw:page>
      <draw:page draw:name="Classes" draw:style-name="dp3" draw:master-page-name="כותרת_20_ותוכן" presentation:presentation-page-layout-name="AL2T11" xml:id="id10" draw:id="id10">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1.482cm" svg:y="0.847cm" presentation:class="title" presentation:user-transformed="true">
          <draw:text-box>
            <text:p text:style-name="P9"><text:span text:style-name="T11">Cl</text:span><text:span text:style-name="T11">a</text:span><text:span text:style-name="T11">s</text:span><text:span text:style-name="T11">s</text:span><text:span text:style-name="T11">e</text:span><text:span text:style-name="T11">s</text:span></text:p>
          </draw:text-box>
        </draw:frame>
        <draw:frame draw:name="Rectangle 3" presentation:style-name="pr7" draw:text-style-name="P23" draw:layer="layout" svg:width="23.459cm" svg:height="15.349cm" svg:x="0.881cm" svg:y="4.022cm" presentation:class="outline" presentation:user-transformed="true">
          <draw:text-box>
            <text:p xml:id="id11" text:id="id11" text:style-name="P22"><text:span text:style-name="T12">In C++ we use </text:span><text:span text:style-name="T13">classes</text:span><text:span text:style-name="T12"> to define new ADTs:</text:span></text:p>
            <text:p xml:id="id12" text:id="id12" text:style-name="P22"><text:span text:style-name="T12"><text:line-break/></text:span><text:span text:style-name="T14"><text:tab/></text:span><text:span text:style-name="T15">class</text:span><text:span text:style-name="T16"> ClassName</text:span><text:span text:style-name="T16"><text:line-break/></text:span><text:span text:style-name="T16"><text:tab/></text:span><text:span text:style-name="T16">{</text:span><text:span text:style-name="T16"><text:line-break/></text:span><text:span text:style-name="T16"><text:tab/></text:span><text:span text:style-name="T16"><text:tab/></text:span><text:span text:style-name="T17">//attributes and operations</text:span><text:span text:style-name="T17"><text:line-break/></text:span><text:span text:style-name="T16"><text:tab/></text:span><text:span text:style-name="T16">};</text:span></text:p>
            <text:p text:style-name="P22"><text:span text:style-name="T18"/></text:p>
            <text:p xml:id="id13" text:id="id13" text:style-name="P22"><text:span text:style-name="T18">Objects</text:span><text:span text:style-name="T19"> are instances of classes.</text:span><text:span text:style-name="T19"><text:line-break/></text:span><text:span text:style-name="T19"> <text:s text:c="5"/>objects are to classes what </text:span></text:p>
            <text:p text:style-name="P22"><text:span text:style-name="T19"><text:s text:c="6"/></text:span><text:span text:style-name="T19">variables are to types.</text:span></text:p>
          </draw:text-box>
        </draw:frame>
        <anim:par presentation:node-type="timing-root">
          <anim:par smil:begin="id10.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1" anim:sub-item="text" smil:attributeName="visibility" smil:to="visible"/>
                  <anim:transitionFilter smil:dur="0.5s" smil:targetElement="id11"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3" anim:sub-item="text" smil:attributeName="visibility" smil:to="visible"/>
                  <anim:transitionFilter smil:dur="0.5s" smil:targetElement="id13" anim:sub-item="text" smil:type="checkerBoardWipe" smil:subtype="across"/>
                </anim:par>
              </anim:par>
            </anim:par>
          </anim:seq>
        </anim:par>
        <presentation:notes draw:style-name="dp4">
          <draw:page-thumbnail draw:style-name="gr7" draw:layer="layout" svg:width="14.212cm" svg:height="10.659cm" svg:x="2.753cm" svg:y="2.16cm" draw:page-number="3" presentation:class="page"/>
          <draw:frame presentation:style-name="pr8" draw:text-style-name="P21" draw:layer="layout" svg:width="15.775cm" svg:height="12.792cm" svg:x="1.972cm" svg:y="13.503cm" presentation:class="notes" presentation:placeholder="true">
            <draw:text-box/>
          </draw:frame>
        </presentation:notes>
      </draw:page>
      <draw:page draw:name="page4" draw:style-name="dp3" draw:master-page-name="כותרת_20_ותוכן" presentation:presentation-page-layout-name="AL2T11" xml:id="id14" draw:id="id14">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20.2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row table:style-name="ro1" table:default-cell-style-name="ce4">
              <table:table-cell table:style-name="ce3">
                <text:p text:style-name="P24"><text:span text:style-name="T21">Keyword</text:span></text:p>
              </table:table-cell>
              <table:table-cell>
                <text:p text:style-name="P24"><text:span text:style-name="T22">struct</text:span></text:p>
              </table:table-cell>
              <table:table-cell>
                <text:p text:style-name="P24"><text:span text:style-name="T22">class or struct</text:span></text:p>
              </table:table-cell>
              <table:table-cell>
                <text:p text:style-name="P24"><text:span text:style-name="T22">class</text:span></text:p>
              </table:table-cell>
            </table:table-row>
            <table:table-row table:style-name="ro1" table:default-cell-style-name="ce4">
              <table:table-cell table:style-name="ce3">
                <text:p text:style-name="P24"><text:span text:style-name="T21">Filename</text:span></text:p>
              </table:table-cell>
              <table:table-cell>
                <text:p text:style-name="P24"><text:span text:style-name="T22">any </text:span><text:span text:style-name="T23">(usually: </text:span><text:span text:style-name="T24">name</text:span><text:span text:style-name="T23">.h)</text:span></text:p>
              </table:table-cell>
              <table:table-cell>
                <text:p text:style-name="P24"><text:span text:style-name="T22">any</text:span><text:span text:style-name="T25"> </text:span><text:span text:style-name="T23">(usually: </text:span><text:span text:style-name="T24">name</text:span><text:span text:style-name="T23">.hpp </text:span><text:span text:style-name="T24">name</text:span><text:span text:style-name="T23">.cpp)</text:span></text:p>
              </table:table-cell>
              <table:table-cell table:style-name="ce5">
                <text:p text:style-name="P24"><text:span text:style-name="T26">name</text:span><text:span text:style-name="T27">.java</text:span></text:p>
              </table:table-cell>
            </table:table-row>
            <table:table-row table:style-name="ro1" table:default-cell-style-name="ce6">
              <table:table-cell table:style-name="ce3">
                <text:p text:style-name="P24"><text:span text:style-name="T21">Attributes</text:span></text:p>
              </table:table-cell>
              <table:table-cell>
                <text:p text:style-name="P24"><text:span text:style-name="T28">Yes</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Methods</text:span></text:p>
              </table:table-cell>
              <table:table-cell table:style-name="ce7">
                <text:p text:style-name="P24"><text:span text:style-name="T29">No</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Access control</text:span></text:p>
              </table:table-cell>
              <table:table-cell table:style-name="ce7">
                <text:p text:style-name="P24"><text:span text:style-name="T29">all public</text:span></text:p>
              </table:table-cell>
              <table:table-cell>
                <text:p text:style-name="P24"><text:span text:style-name="T28">public or private</text:span></text:p>
              </table:table-cell>
              <table:table-cell>
                <text:p text:style-name="P24"><text:span text:style-name="T28">public or private</text:span></text:p>
              </table:table-cell>
            </table:table-row>
            <table:table-row table:style-name="ro1" table:default-cell-style-name="ce6">
              <table:table-cell table:style-name="ce3">
                <text:p text:style-name="P24"><text:span text:style-name="T21">Memory</text:span></text:p>
              </table:table-cell>
              <table:table-cell>
                <text:p text:style-name="P24"><text:span text:style-name="T28">stack</text:span></text:p>
              </table:table-cell>
              <table:table-cell>
                <text:p text:style-name="P24"><text:span text:style-name="T28">stack</text:span></text:p>
              </table:table-cell>
              <table:table-cell table:style-name="ce7">
                <text:p text:style-name="P24"><text:span text:style-name="T29">heap</text:span></text:p>
              </table:table-cell>
            </table:table-row>
            <table:table-row table:style-name="ro1" table:default-cell-style-name="ce7">
              <table:table-cell table:style-name="ce3">
                <text:p text:style-name="P24"><text:span text:style-name="T21">Operators</text:span></text:p>
              </table:table-cell>
              <table:table-cell>
                <text:p text:style-name="P24"><text:span text:style-name="T29">No</text:span></text:p>
              </table:table-cell>
              <table:table-cell table:style-name="ce6">
                <text:p text:style-name="P24"><text:span text:style-name="T28">Yes</text:span></text:p>
              </table:table-cell>
              <table:table-cell>
                <text:p text:style-name="P24"><text:span text:style-name="T29">No</text:span></text:p>
              </table:table-cell>
            </table:table-row>
            <table:table-row table:style-name="ro1" table:default-cell-style-name="ce7">
              <table:table-cell table:style-name="ce3"/>
              <table:table-cell/>
              <table:table-cell table:style-name="ce6"/>
              <table:table-cell/>
            </table:table-row>
          </table:table>
          <draw:image xlink:href="Pictures/TablePreview1.svm" xlink:type="simple" xlink:show="embed" xlink:actuate="onLoad"/>
        </draw:frame>
        <anim:par presentation:node-type="timing-root">
          <anim:par smil:begin="id14.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4" presentation:class="page"/>
          <draw:frame presentation:style-name="pr8" draw:text-style-name="P21"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xml:id="id15" draw:id="id15">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text:span><text:span text:style-name="T4">ru</text:span><text:span text:style-name="T4">ct</text:span><text:span text:style-name="T4">s </text:span><text:span text:style-name="T4">a</text:span><text:span text:style-name="T4">n</text:span><text:span text:style-name="T4">d </text:span><text:span text:style-name="T4">cl</text:span><text:span text:style-name="T4">as</text:span><text:span text:style-name="T4">se</text:span><text:span text:style-name="T4">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7" draw:text-style-name="P27" draw:layer="layout" svg:width="23.706cm" svg:height="15.874cm" svg:x="0.847cm" svg:y="2.54cm" presentation:class="outline" presentation:user-transformed="true">
          <draw:text-box>
            <text:p text:style-name="P25"><text:span text:style-name="T30">Where did </text:span><text:span text:style-name="T31">struct</text:span><text:span text:style-name="T30">s go? </text:span></text:p>
            <text:list text:style-name="L5">
              <text:list-item>
                <text:list>
                  <text:list-item>
                    <text:p text:style-name="P26"><text:span text:style-name="T32">In C++ </text:span><text:span text:style-name="T33">class</text:span><text:span text:style-name="T34">==</text:span><text:span text:style-name="T33">str</text:span><text:span text:style-name="T33">uct</text:span><text:span text:style-name="T32">, except </text:span><text:span text:style-name="T32">that by </text:span><text:span text:style-name="T32">default </text:span><text:span text:style-name="T33">struct </text:span><text:span text:style-name="T32">members </text:span><text:span text:style-name="T32">are </text:span><text:span text:style-name="T35">public</text:span><text:span text:style-name="T32"> </text:span><text:span text:style-name="T32">and </text:span><text:span text:style-name="T33">class </text:span><text:span text:style-name="T32">members </text:span><text:span text:style-name="T32">are </text:span><text:span text:style-name="T35">private </text:span><text:span text:style-name="T32">(also </text:span><text:span text:style-name="T32">inheritance </text:span><text:span text:style-name="T32">diff later):</text:span></text:p>
                  </text:list-item>
                </text:list>
              </text:list-item>
            </text:list>
          </draw:text-box>
        </draw:frame>
        <draw:custom-shape draw:name="Rectangle 3" draw:style-name="gr8" draw:text-style-name="P29" draw:layer="layout" svg:width="11.641cm" svg:height="10.159cm" svg:x="0.635cm" svg:y="8.043cm">
          <text:p text:style-name="P28"><text:span text:style-name="T31">struct</text:span><text:span text:style-name="T36"> </text:span><text:span text:style-name="T36">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8"><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29" draw:layer="layout" svg:width="12.487cm" svg:height="10.159cm" svg:x="12.277cm" svg:y="7.62cm">
          <text:p text:style-name="P28"><text:span text:style-name="T31">int</text:span><text:span text:style-name="T36"> main() </text:span><text:span text:style-name="T36"><text:line-break/></text:span><text:span text:style-name="T36">{ </text:span><text:span text:style-name="T36"><text:line-break/></text:span><text:span text:style-name="T36">  </text:span><text:span text:style-name="T38"> </text:span><text:span text:style-name="T38">MyStruct </text:span><text:span text:style-name="T38">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text:span><text:span text:style-name="T38">c; </text:span><text:span text:style-name="T38"><text:line-break/></text:span><text:span text:style-name="T41"> <text:s text:c="2"/>c.x = </text:span><text:span text:style-name="T41">1; // </text:span><text:span text:style-name="T41">error</text:span><text:span text:style-name="T38"> </text:span><text:span text:style-name="T38"><text:line-break/></text:span><text:span text:style-name="T38">} </text:span><text:span text:style-name="T38"><text:line-break/></text:span><text:span text:style-name="T38"><text:line-break/></text:span><text:span text:style-name="T38"/></text:p>
          <text:p text:style-name="P28"><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1s" smil:type="fade" smil:subtype="crossfade"/>
          </anim:par>
          <anim:seq smil:dur="0s" presentation:node-type="main-sequence"/>
        </anim:par>
        <presentation:notes draw:style-name="dp2">
          <office:forms form:automatic-focus="false" form:apply-design-mode="false"/>
          <draw:page-thumbnail draw:name="מציין מיקום של תמונת שקופית 1" draw:style-name="gr7"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1"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page6" draw:style-name="dp1" draw:master-page-name="כותרת_20_ותוכן" presentation:presentation-page-layout-name="AL2T11" xml:id="id16" draw:id="id16">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text:span><text:span text:style-name="T4">ru</text:span><text:span text:style-name="T4">ct</text:span><text:span text:style-name="T4">s </text:span><text:span text:style-name="T4">&amp; </text:span><text:span text:style-name="T4">cl</text:span><text:span text:style-name="T4">as</text:span><text:span text:style-name="T4">se</text:span><text:span text:style-name="T4">s</text:span></text:p>
          </draw:text-box>
        </draw:frame>
        <draw:frame draw:name="מציין מיקום של מספר שקופית 2"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3" draw:layer="layout" svg:width="10.075cm" svg:height="15.874cm" svg:x="0.847cm" svg:y="2.54cm" presentation:class="outline" presentation:user-transformed="true">
          <draw:text-box>
            <text:p text:style-name="P25"><text:span text:style-name="T30">All of these are </text:span><text:span text:style-name="T30">the same:</text:span></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1"/></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draw:frame draw:name="מציין מיקום תוכן 5" presentation:style-name="pr13" draw:text-style-name="P33" draw:layer="layout" svg:width="12.954cm" svg:height="15.874cm" svg:x="11.684cm" svg:y="2.54cm" presentation:class="outline" presentation:user-transformed="true">
          <draw:text-box>
            <text:p text:style-name="P25"><text:span text:style-name="T30">All of these are </text:span><text:span text:style-name="T30">the same (and </text:span><text:span text:style-name="T30">useless):</text:span></text:p>
            <text:p text:style-name="P25"><text:span text:style-name="T31">class </text:span><text:span text:style-name="T36">A</text:span><text:span text:style-name="T36"><text:line-break/></text:span><text:span text:style-name="T36">{ </text:span></text:p>
            <text:p text:style-name="P25"><text:span text:style-name="T36"><text:s text:c="3"/></text:span><text:span text:style-name="T31">int</text:span><text:span text:style-name="T36"> x;</text:span><text:span text:style-name="T36"><text:line-break/></text:span><text:span text:style-name="T36">};</text:span></text:p>
            <text:p text:style-name="P25"><text:span text:style-name="T31"/></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anim:par presentation:node-type="timing-root">
          <anim:par smil:begin="id16.begin">
            <anim:transitionFilter smil:dur="1s" smil:type="fade" smil:subtype="crossfade"/>
          </anim:par>
          <anim:seq smil:dur="0s" presentation:node-type="main-sequence"/>
        </anim:par>
        <presentation:notes draw:style-name="dp2">
          <office:forms form:automatic-focus="false" form:apply-design-mode="false"/>
          <draw:page-thumbnail draw:name="מציין מיקום של תמונת שקופית 1" draw:style-name="gr7"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page7" draw:style-name="dp1" draw:master-page-name="כותרת_20_ותוכן" presentation:presentation-page-layout-name="AL2T11" xml:id="id17" draw:id="id17">
        <office:forms form:automatic-focus="false" form:apply-design-mode="fals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6" draw:layer="layout" svg:width="7.62cm" svg:height="9.652cm" svg:x="0.508cm" svg:y="3.374cm" presentation:class="outline" presentation:user-transformed="true">
          <draw:text-box>
            <text:p text:style-name="P35"><text:span text:style-name="T43">struct</text:span><text:span text:style-name="T44"> Cplx { </text:span></text:p>
            <text:p text:style-name="P35"><text:span text:style-name="T44"><text:s/></text:span><text:span text:style-name="T43">double</text:span><text:span text:style-name="T44"> re, </text:span><text:span text:style-name="T44">im;</text:span><text:span text:style-name="T44"><text:line-break/></text:span><text:span text:style-name="T44">}; </text:span></text:p>
            <text:p text:style-name="P35"><text:span text:style-name="T44"/></text:p>
            <text:p text:style-name="P35"><text:span text:style-name="T44">Cplx sumCplx(</text:span><text:span text:style-name="T44"><text:line-break/></text:span><text:span text:style-name="T44">Cplx a, Cplx </text:span><text:span text:style-name="T44">b) {…}</text:span><text:span text:style-name="T44"><text:line-break/></text:span><text:span text:style-name="T44"/></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2.svm" xlink:type="simple" xlink:show="embed" xlink:actuate="onLoad"/>
        </draw:frame>
        <draw:frame draw:name="Rectangle 3" presentation:style-name="pr14" draw:text-style-name="P36" draw:layer="layout" svg:width="8.382cm" svg:height="12.446cm" svg:x="16.256cm" svg:y="3.302cm" presentation:class="outline" presentation:user-transformed="true">
          <draw:text-box>
            <text:p text:style-name="P35"><text:span text:style-name="T43">class </text:span><text:span text:style-name="T44">Cplx { </text:span></text:p>
            <text:p text:style-name="P35"><text:span text:style-name="T44"><text:s/></text:span><text:span text:style-name="T43">private </text:span><text:span text:style-name="T43">double <text:s text:c="5"/></text:span><text:span text:style-name="T44">re, im;</text:span></text:p>
            <text:p text:style-name="P35"><text:span text:style-name="T44"><text:s/></text:span><text:span text:style-name="T43">public </text:span><text:span text:style-name="T44">Cplx </text:span><text:span text:style-name="T44">sum</text:span></text:p>
            <text:p text:style-name="P35"><text:span text:style-name="T44"><text:s text:c="4"/></text:span><text:span text:style-name="T44">(Cplx b) </text:span><text:span text:style-name="T44">{…}</text:span></text:p>
            <text:p text:style-name="P35"><text:span text:style-name="T44"><text:s/></text:span><text:span text:style-name="T43">public </text:span><text:span text:style-name="T44">Cplx </text:span><text:span text:style-name="T44"><text:line-break/></text:span><text:span text:style-name="T44"> (</text:span><text:span text:style-name="T43">double </text:span><text:span text:style-name="T44">re,</text:span><text:span text:style-name="T44"><text:line-break/></text:span><text:span text:style-name="T44"> <text:s/></text:span><text:span text:style-name="T43">double </text:span><text:span text:style-name="T44">im) </text:span><text:span text:style-name="T44">{…}</text:span><text:span text:style-name="T44"><text:line-break/></text:span><text:span text:style-name="T44">}; </text:span></text:p>
          </draw:text-box>
        </draw:frame>
        <draw:frame draw:name="Rectangle 3" presentation:style-name="pr14" draw:text-style-name="P36" draw:layer="layout" svg:width="8.128cm" svg:height="14.732cm" svg:x="8.128cm" svg:y="3.302cm" presentation:class="outline" presentation:user-transformed="true">
          <draw:text-box>
            <text:p text:style-name="P35"><text:span text:style-name="T43">class </text:span><text:span text:style-name="T44">Cplx { </text:span></text:p>
            <text:p text:style-name="P35"><text:span text:style-name="T43"><text:s text:c="2"/></text:span><text:span text:style-name="T43">double </text:span><text:span text:style-name="T44">re, </text:span><text:span text:style-name="T44">im;</text:span></text:p>
            <text:p text:style-name="P35"><text:span text:style-name="T43">public:</text:span></text:p>
            <text:p text:style-name="P35"><text:span text:style-name="T43"><text:s/></text:span><text:span text:style-name="T44">Cplx sum</text:span></text:p>
            <text:p text:style-name="P35"><text:span text:style-name="T44"><text:s text:c="2"/></text:span><text:span text:style-name="T44">(Cplx b) {…}</text:span></text:p>
            <text:p text:style-name="P35"><text:span text:style-name="T44"><text:s/></text:span><text:span text:style-name="T44">Cplx</text:span><text:span text:style-name="T44"><text:line-break/></text:span><text:span text:style-name="T44"> <text:s/>(</text:span><text:span text:style-name="T43">double </text:span><text:span text:style-name="T44">re,</text:span><text:span text:style-name="T44"><text:line-break/></text:span><text:span text:style-name="T44"> <text:s/></text:span><text:span text:style-name="T43">double </text:span><text:span text:style-name="T44">im</text:span><text:span text:style-name="T44">) </text:span><text:span text:style-name="T44">{…}</text:span></text:p>
            <text:p text:style-name="P35"><text:span text:style-name="T44">};</text:span><text:span text:style-name="T44"><text:line-break/></text:span><text:span text:style-name="T44"/></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45">Not</text:span><text:span text:style-name="T45">e: </text:span><text:span text:style-name="T45">pr</text:span><text:span text:style-name="T45">iv</text:span><text:span text:style-name="T45">at</text:span><text:span text:style-name="T45">e </text:span><text:span text:style-name="T45">m</text:span><text:span text:style-name="T45">e</text:span><text:span text:style-name="T45">m</text:span><text:span text:style-name="T45">be</text:span><text:span text:style-name="T45">rs </text:span><text:span text:style-name="T45">ar</text:span><text:span text:style-name="T45">e </text:span><text:span text:style-name="T45">pa</text:span><text:span text:style-name="T45">rt </text:span><text:span text:style-name="T45">of </text:span><text:span text:style-name="T45">th</text:span><text:span text:style-name="T45">e </text:span><text:span text:style-name="T45">int</text:span><text:span text:style-name="T45">erf</text:span><text:span text:style-name="T45">ac</text:span><text:span text:style-name="T45">e </text:span><text:span text:style-name="T45">fil</text:span><text:span text:style-name="T45">e </text:span><text:span text:style-name="T45">(b</text:span><text:span text:style-name="T45">ec</text:span><text:span text:style-name="T45">au</text:span><text:span text:style-name="T45">se </text:span><text:span text:style-name="T45">th</text:span><text:span text:style-name="T45">ey </text:span><text:span text:style-name="T45">ap</text:span><text:span text:style-name="T45">pe</text:span><text:span text:style-name="T45">ar </text:span><text:span text:style-name="T45">at </text:span><text:span text:style-name="T45">th</text:span><text:span text:style-name="T45">e </text:span><text:span text:style-name="T45">h </text:span><text:span text:style-name="T45">fil</text:span><text:span text:style-name="T45">e, </text:span><text:span text:style-name="T45">no</text:span><text:span text:style-name="T45">t </text:span><text:span text:style-name="T45">on </text:span><text:span text:style-name="T45">pu</text:span><text:span text:style-name="T45">rp</text:span><text:span text:style-name="T45">os</text:span><text:span text:style-name="T45">e) </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page8" draw:style-name="dp1" draw:master-page-name="כותרת_20_ותוכן" presentation:presentation-page-layout-name="AL2T11" xml:id="id18" draw:id="id18">
        <office:forms form:automatic-focus="false" form:apply-design-mode="fals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6" draw:layer="layout" svg:width="7.62cm" svg:height="7.294cm" svg:x="0.508cm" svg:y="3.374cm" presentation:class="outline" presentation:user-transformed="true">
          <draw:text-box>
            <text:p text:style-name="P35"><text:span text:style-name="T43">int</text:span><text:span text:style-name="T44"> main() { </text:span></text:p>
            <text:p text:style-name="P35"><text:span text:style-name="T44"><text:s text:c="3"/></text:span><text:span text:style-name="T44">Cplx a;</text:span></text:p>
            <text:p text:style-name="P35"><text:span text:style-name="T44"><text:s text:c="3"/></text:span><text:span text:style-name="T44">a.re=5;</text:span></text:p>
            <text:p text:style-name="P35"><text:span text:style-name="T44"><text:s text:c="3"/></text:span><text:span text:style-name="T44">a.im=10;</text:span></text:p>
            <text:p text:style-name="P35"><text:span text:style-name="T44">}</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span text:style-name="T20">+</text:span><text:span text:style-name="T20">+</text:span></text:p>
              </table:table-cell>
              <table:table-cell>
                <text:p text:style-name="P24"><text:span text:style-name="T20">J</text:span><text:span text:style-name="T20">a</text:span><text:span text:style-name="T20">v</text:span><text:span text:style-name="T20">a</text:span></text:p>
              </table:table-cell>
            </table:table-row>
          </table:table>
          <draw:image xlink:href="Pictures/TablePreview3.svm" xlink:type="simple" xlink:show="embed" xlink:actuate="onLoad"/>
        </draw:frame>
        <draw:frame draw:name="Rectangle 3" presentation:style-name="pr14" draw:text-style-name="P36" draw:layer="layout" svg:width="8.382cm" svg:height="6.858cm" svg:x="16.256cm" svg:y="3.302cm" presentation:class="outline" presentation:user-transformed="true">
          <draw:text-box>
            <text:p text:style-name="P35"><text:span text:style-name="T43">void</text:span><text:span text:style-name="T44"> main(…) { </text:span></text:p>
            <text:p text:style-name="P35"><text:span text:style-name="T44"><text:s text:c="3"/></text:span><text:span text:style-name="T44">Cplx a = </text:span><text:span text:style-name="T44"><text:line-break/></text:span><text:span text:style-name="T44"> <text:s text:c="2"/></text:span><text:span text:style-name="T43">new</text:span><text:span text:style-name="T43"><text:line-break/></text:span><text:span text:style-name="T43"> <text:s text:c="4"/></text:span><text:span text:style-name="T44">Cplx(5,10);</text:span></text:p>
            <text:p text:style-name="P35"><text:span text:style-name="T44">}</text:span></text:p>
          </draw:text-box>
        </draw:frame>
        <draw:frame draw:name="Rectangle 3" presentation:style-name="pr14" draw:text-style-name="P36" draw:layer="layout" svg:width="8.128cm" svg:height="4.318cm" svg:x="8.128cm" svg:y="3.302cm" presentation:class="outline" presentation:user-transformed="true">
          <draw:text-box>
            <text:p text:style-name="P35"><text:span text:style-name="T43">int</text:span><text:span text:style-name="T44"> main() { </text:span></text:p>
            <text:p text:style-name="P35"><text:span text:style-name="T44"><text:s text:c="3"/></text:span><text:span text:style-name="T44">Cplx </text:span><text:span text:style-name="T44">a(5,10);</text:span></text:p>
            <text:p text:style-name="P35"><text:span text:style-name="T44">}</text:span></text:p>
          </draw:text-box>
        </draw:frame>
        <anim:par presentation:node-type="timing-root">
          <anim:par smil:begin="id18.begin">
            <anim:transitionFilter smil:dur="1s" smil:type="fade" smil:subtype="crossfade"/>
          </anim:par>
          <anim:seq smil:dur="0s" presentation:node-type="main-sequence"/>
        </anim:par>
        <presentation:notes draw:style-name="dp2">
          <office:forms form:automatic-focus="false" form:apply-design-mode="false"/>
          <draw:page-thumbnail draw:name="מציין מיקום של תמונת שקופית 1" draw:style-name="gr7"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45">Not</text:span><text:span text:style-name="T45">e: </text:span><text:span text:style-name="T45">pr</text:span><text:span text:style-name="T45">iv</text:span><text:span text:style-name="T45">at</text:span><text:span text:style-name="T45">e </text:span><text:span text:style-name="T45">m</text:span><text:span text:style-name="T45">e</text:span><text:span text:style-name="T45">m</text:span><text:span text:style-name="T45">be</text:span><text:span text:style-name="T45">rs </text:span><text:span text:style-name="T45">ar</text:span><text:span text:style-name="T45">e </text:span><text:span text:style-name="T45">pa</text:span><text:span text:style-name="T45">rt </text:span><text:span text:style-name="T45">of </text:span><text:span text:style-name="T45">th</text:span><text:span text:style-name="T45">e </text:span><text:span text:style-name="T45">int</text:span><text:span text:style-name="T45">erf</text:span><text:span text:style-name="T45">ac</text:span><text:span text:style-name="T45">e </text:span><text:span text:style-name="T45">fil</text:span><text:span text:style-name="T45">e </text:span><text:span text:style-name="T45">(b</text:span><text:span text:style-name="T45">ec</text:span><text:span text:style-name="T45">au</text:span><text:span text:style-name="T45">se </text:span><text:span text:style-name="T45">th</text:span><text:span text:style-name="T45">ey </text:span><text:span text:style-name="T45">ap</text:span><text:span text:style-name="T45">pe</text:span><text:span text:style-name="T45">ar </text:span><text:span text:style-name="T45">at </text:span><text:span text:style-name="T45">th</text:span><text:span text:style-name="T45">e </text:span><text:span text:style-name="T45">h </text:span><text:span text:style-name="T45">fil</text:span><text:span text:style-name="T45">e, </text:span><text:span text:style-name="T45">no</text:span><text:span text:style-name="T45">t </text:span><text:span text:style-name="T45">on </text:span><text:span text:style-name="T45">pu</text:span><text:span text:style-name="T45">rp</text:span><text:span text:style-name="T45">os</text:span><text:span text:style-name="T45">e) </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page9" draw:style-name="dp1" draw:master-page-name="כותרת_20_ותוכן" presentation:presentation-page-layout-name="AL2T11" xml:id="id19" draw:id="id19">
        <office:forms form:automatic-focus="false" form:apply-design-mode="fals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default-cell-style-name="ce2">
              <table:table-cell/>
              <table:table-cell>
                <text:p text:style-name="P24"><text:span text:style-name="T20">C, C++</text:span></text:p>
              </table:table-cell>
              <table:table-cell>
                <text:p text:style-name="P24"><text:span text:style-name="T20">Java</text:span></text:p>
              </table:table-cell>
            </table:table-row>
            <table:table-row table:style-name="ro4" table:default-cell-style-name="ce2">
              <table:table-cell table:style-name="ce8">
                <text:p text:style-name="P24"><text:span text:style-name="T46">Stack:</text:span></text:p>
              </table:table-cell>
              <table:table-cell/>
              <table:table-cell/>
            </table:table-row>
            <table:table-row table:style-name="ro5" table:default-cell-style-name="ce2">
              <table:table-cell table:style-name="ce8">
                <text:p text:style-name="P24"><text:span text:style-name="T46">Heap:</text:span></text:p>
              </table:table-cell>
              <table:table-cell/>
              <table:table-cell>
                <text:p text:style-name="P24"><text:span text:style-name="T20">`</text:span></text:p>
              </table:table-cell>
            </table:table-row>
          </table:table>
          <draw:image xlink:href="Pictures/TablePreview4.svm" xlink:type="simple" xlink:show="embed" xlink:actuate="onLoad"/>
        </draw:frame>
        <draw:frame draw:name="Rectangle 3" presentation:style-name="pr14" draw:text-style-name="P36" draw:layer="layout" svg:width="23.876cm" svg:height="1.27cm" svg:x="0.846cm" svg:y="17.018cm" presentation:class="outline" presentation:user-transformed="true">
          <draw:text-box>
            <text:p text:style-name="P35"><text:span text:style-name="T43">int </text:span><text:span text:style-name="T44">main () { <text:s/></text:span><text:span text:style-name="T44">Cplx a, b, c; <text:s/></text:span><text:span text:style-name="T44">};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9">
                <text:p text:style-name="P24"><text:span text:style-name="T47">a.re</text:span></text:p>
              </table:table-cell>
            </table:table-row>
            <table:table-row table:style-name="ro6">
              <table:table-cell table:style-name="ce9">
                <text:p text:style-name="P24"><text:span text:style-name="T47">a.im</text:span></text:p>
              </table:table-cell>
            </table:table-row>
            <table:table-row table:style-name="ro6">
              <table:table-cell table:style-name="ce9">
                <text:p text:style-name="P24"><text:span text:style-name="T47">b.re</text:span></text:p>
              </table:table-cell>
            </table:table-row>
            <table:table-row table:style-name="ro6">
              <table:table-cell table:style-name="ce9">
                <text:p text:style-name="P24"><text:span text:style-name="T47">b.im</text:span></text:p>
              </table:table-cell>
            </table:table-row>
            <table:table-row table:style-name="ro6">
              <table:table-cell table:style-name="ce9">
                <text:p text:style-name="P24"><text:span text:style-name="T47">c.re</text:span></text:p>
              </table:table-cell>
            </table:table-row>
            <table:table-row table:style-name="ro6">
              <table:table-cell table:style-name="ce9">
                <text:p text:style-name="P24"><text:span text:style-name="T47">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0">
                <text:p><text:span text:style-name="T47">a</text:span></text:p>
              </table:table-cell>
            </table:table-row>
            <table:table-row table:style-name="ro6">
              <table:table-cell table:style-name="ce10">
                <text:p><text:span text:style-name="T47">b</text:span></text:p>
              </table:table-cell>
            </table:table-row>
            <table:table-row table:style-name="ro7">
              <table:table-cell table:style-name="ce10">
                <text:p><text:span text:style-name="T47">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0">
                <text:p><text:span text:style-name="T47">a.re</text:span></text:p>
              </table:table-cell>
            </table:table-row>
            <table:table-row table:style-name="ro8">
              <table:table-cell table:style-name="ce10">
                <text:p><text:span text:style-name="T47">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0">
                <text:p><text:span text:style-name="T47">b.re</text:span></text:p>
              </table:table-cell>
            </table:table-row>
            <table:table-row table:style-name="ro8">
              <table:table-cell table:style-name="ce10">
                <text:p><text:span text:style-name="T47">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0">
                <text:p><text:span text:style-name="T47">c.re</text:span></text:p>
              </table:table-cell>
            </table:table-row>
            <table:table-row table:style-name="ro8">
              <table:table-cell table:style-name="ce10">
                <text:p><text:span text:style-name="T47">c.im</text:span></text:p>
              </table:table-cell>
            </table:table-row>
          </table:table>
          <draw:image xlink:href="Pictures/TablePreview9.svm" xlink:type="simple" xlink:show="embed" xlink:actuate="onLoad"/>
        </draw:frame>
        <draw:line draw:style-name="gr10" draw:text-style-name="P24" draw:layer="layout" svg:x1="20.739cm" svg:y1="5.334cm" svg:x2="22.352cm" svg:y2="14.698cm">
          <text:p/>
        </draw:line>
        <draw:line draw:style-name="gr10" draw:text-style-name="P24" draw:layer="layout" svg:x1="20.32cm" svg:y1="7.857cm" svg:x2="20.32cm" svg:y2="10.252cm">
          <text:p/>
        </draw:line>
        <draw:line draw:style-name="gr10" draw:text-style-name="P24" draw:layer="layout" svg:x1="19.718cm" svg:y1="6.096cm" svg:x2="17.272cm" svg:y2="11.938cm">
          <text:p/>
        </draw:line>
        <anim:par presentation:node-type="timing-root">
          <anim:par smil:begin="id19.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45">Not</text:span><text:span text:style-name="T45">e: </text:span><text:span text:style-name="T45">pr</text:span><text:span text:style-name="T45">iv</text:span><text:span text:style-name="T45">at</text:span><text:span text:style-name="T45">e </text:span><text:span text:style-name="T45">m</text:span><text:span text:style-name="T45">e</text:span><text:span text:style-name="T45">m</text:span><text:span text:style-name="T45">be</text:span><text:span text:style-name="T45">rs </text:span><text:span text:style-name="T45">ar</text:span><text:span text:style-name="T45">e </text:span><text:span text:style-name="T45">pa</text:span><text:span text:style-name="T45">rt </text:span><text:span text:style-name="T45">of </text:span><text:span text:style-name="T45">th</text:span><text:span text:style-name="T45">e </text:span><text:span text:style-name="T45">int</text:span><text:span text:style-name="T45">erf</text:span><text:span text:style-name="T45">ac</text:span><text:span text:style-name="T45">e </text:span><text:span text:style-name="T45">fil</text:span><text:span text:style-name="T45">e </text:span><text:span text:style-name="T45">(b</text:span><text:span text:style-name="T45">ec</text:span><text:span text:style-name="T45">au</text:span><text:span text:style-name="T45">se </text:span><text:span text:style-name="T45">th</text:span><text:span text:style-name="T45">ey </text:span><text:span text:style-name="T45">ap</text:span><text:span text:style-name="T45">pe</text:span><text:span text:style-name="T45">ar </text:span><text:span text:style-name="T45">at </text:span><text:span text:style-name="T45">th</text:span><text:span text:style-name="T45">e </text:span><text:span text:style-name="T45">h </text:span><text:span text:style-name="T45">fil</text:span><text:span text:style-name="T45">e, </text:span><text:span text:style-name="T45">no</text:span><text:span text:style-name="T45">t </text:span><text:span text:style-name="T45">on </text:span><text:span text:style-name="T45">pu</text:span><text:span text:style-name="T45">rp</text:span><text:span text:style-name="T45">os</text:span><text:span text:style-name="T45">e) </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page10" draw:style-name="dp1" draw:master-page-name="כותרת_20_ותוכן" presentation:presentation-page-layout-name="AL2T11" xml:id="id20" draw:id="id20">
        <office:forms form:automatic-focus="false" form:apply-design-mode="false"/>
        <draw:frame draw:name="Rectangle 2" presentation:style-name="pr5" draw:text-style-name="P2" draw:layer="layout" svg:width="23.706cm" svg:height="4.316cm" svg:x="0.847cm" svg:y="0.763cm" presentation:class="title" presentation:user-transformed="true">
          <draw:text-box>
            <text:p text:style-name="P9"><text:span text:style-name="T48">Si</text:span><text:span text:style-name="T48">m</text:span><text:span text:style-name="T48">ple </text:span><text:span text:style-name="T48">Cl</text:span><text:span text:style-name="T48">as</text:span><text:span text:style-name="T48">s </text:span><text:span text:style-name="T48">De</text:span><text:span text:style-name="T48">cla</text:span><text:span text:style-name="T48">rat</text:span><text:span text:style-name="T48">ion </text:span><text:span text:style-name="T48"><text:line-break/></text:span><text:span text:style-name="T48">Fil</text:span><text:span text:style-name="T48">e: </text:span><text:span text:style-name="T48">Co</text:span><text:span text:style-name="T48">un</text:span><text:span text:style-name="T48">ter</text:span><text:span text:style-name="T48">.h</text:span><text:span text:style-name="T48">pp</text:span><text:span text:style-name="T48"><text:line-break/></text:span><text:span text:style-name="T48">It </text:span><text:span text:style-name="T48">is </text:span><text:span text:style-name="T48">als</text:span><text:span text:style-name="T48">o </text:span><text:span text:style-name="T48">co</text:span><text:span text:style-name="T48">m</text:span><text:span text:style-name="T48">m</text:span><text:span text:style-name="T48">on </text:span><text:span text:style-name="T48">to </text:span><text:span text:style-name="T48">us</text:span><text:span text:style-name="T48">e .</text:span><text:span text:style-name="T48">h </text:span><text:span text:style-name="T48">for </text:span><text:span text:style-name="T48">C+</text:span><text:span text:style-name="T48">+ </text:span><text:span text:style-name="T48">he</text:span><text:span text:style-name="T48">ad</text:span><text:span text:style-name="T48">er</text:span><text:span text:style-name="T48">s</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3.546cm" svg:x="0.847cm" svg:y="4.868cm" presentation:class="outline" presentation:user-transformed="true">
          <draw:text-box>
            <text:p text:style-name="P35"><text:span text:style-name="T43">#pragma</text:span><text:span text:style-name="T44"> once</text:span><text:span text:style-name="T44"><text:line-break/></text:span><text:span text:style-name="T44"/></text:p>
            <text:p text:style-name="P35"><text:span text:style-name="T43">class</text:span><text:span text:style-name="T44"> Counter </text:span><text:span text:style-name="T44"><text:line-break/></text:span><text:span text:style-name="T44">{ </text:span><text:span text:style-name="T44"><text:line-break/></text:span><text:span text:style-name="T43">public</text:span><text:span text:style-name="T44">: </text:span><text:span text:style-name="T44"><text:line-break/></text:span><text:span text:style-name="T44">   Counter(); </text:span><text:span text:style-name="T49">// </text:span><text:span text:style-name="T49">Constructor </text:span><text:span text:style-name="T49"><text:line-break/></text:span><text:span text:style-name="T49"> <text:s text:c="2"/></text:span><text:span text:style-name="T43">void</text:span><text:span text:style-name="T44"> </text:span><text:span text:style-name="T44">increment(); </text:span><text:span text:style-name="T49">// </text:span><text:span text:style-name="T49">A method </text:span><text:span text:style-name="T49"><text:line-break/></text:span><text:span text:style-name="T49"> <text:s text:c="2"/></text:span><text:span text:style-name="T43">int</text:span><text:span text:style-name="T44"> </text:span><text:span text:style-name="T44">value(); </text:span><text:span text:style-name="T49">// </text:span><text:span text:style-name="T49">Another one </text:span><text:span text:style-name="T49"><text:line-break/></text:span><text:span text:style-name="T43">private</text:span><text:span text:style-name="T44">: </text:span><text:span text:style-name="T44"><text:line-break/></text:span><text:span text:style-name="T44">   </text:span><text:span text:style-name="T43">int</text:span><text:span text:style-name="T44"> _count; </text:span><text:span text:style-name="T44"><text:line-break/></text:span><text:span text:style-name="T44">}; </text:span><text:span text:style-name="T44"><text:line-break/></text:span><text:span text:style-name="T44"/></text:p>
          </draw:text-box>
        </draw:frame>
        <anim:par presentation:node-type="timing-root">
          <anim:par smil:begin="id20.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45">Not</text:span><text:span text:style-name="T45">e: </text:span><text:span text:style-name="T45">pr</text:span><text:span text:style-name="T45">iv</text:span><text:span text:style-name="T45">at</text:span><text:span text:style-name="T45">e </text:span><text:span text:style-name="T45">m</text:span><text:span text:style-name="T45">e</text:span><text:span text:style-name="T45">m</text:span><text:span text:style-name="T45">be</text:span><text:span text:style-name="T45">rs </text:span><text:span text:style-name="T45">ar</text:span><text:span text:style-name="T45">e </text:span><text:span text:style-name="T45">pa</text:span><text:span text:style-name="T45">rt </text:span><text:span text:style-name="T45">of </text:span><text:span text:style-name="T45">th</text:span><text:span text:style-name="T45">e </text:span><text:span text:style-name="T45">int</text:span><text:span text:style-name="T45">erf</text:span><text:span text:style-name="T45">ac</text:span><text:span text:style-name="T45">e </text:span><text:span text:style-name="T45">fil</text:span><text:span text:style-name="T45">e </text:span><text:span text:style-name="T45">(b</text:span><text:span text:style-name="T45">ec</text:span><text:span text:style-name="T45">au</text:span><text:span text:style-name="T45">se </text:span><text:span text:style-name="T45">th</text:span><text:span text:style-name="T45">ey </text:span><text:span text:style-name="T45">ap</text:span><text:span text:style-name="T45">pe</text:span><text:span text:style-name="T45">ar </text:span><text:span text:style-name="T45">at </text:span><text:span text:style-name="T45">th</text:span><text:span text:style-name="T45">e </text:span><text:span text:style-name="T45">h </text:span><text:span text:style-name="T45">fil</text:span><text:span text:style-name="T45">e, </text:span><text:span text:style-name="T45">no</text:span><text:span text:style-name="T45">t </text:span><text:span text:style-name="T45">on </text:span><text:span text:style-name="T45">pu</text:span><text:span text:style-name="T45">rp</text:span><text:span text:style-name="T45">os</text:span><text:span text:style-name="T45">e) </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Class Implementation: Counter.cpp" draw:style-name="dp1" draw:master-page-name="כותרת_20_ותוכן" presentation:presentation-page-layout-name="AL2T11" xml:id="id21" draw:id="id2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l</text:span><text:span text:style-name="T4">as</text:span><text:span text:style-name="T4">s </text:span><text:span text:style-name="T4">I</text:span><text:span text:style-name="T4">m</text:span><text:span text:style-name="T4">pl</text:span><text:span text:style-name="T4">e</text:span><text:span text:style-name="T4">m</text:span><text:span text:style-name="T4">e</text:span><text:span text:style-name="T4">nt</text:span><text:span text:style-name="T4">ati</text:span><text:span text:style-name="T4">o</text:span><text:span text:style-name="T4">n: </text:span><text:span text:style-name="T4">C</text:span><text:span text:style-name="T4">o</text:span><text:span text:style-name="T4">u</text:span><text:span text:style-name="T4">nt</text:span><text:span text:style-name="T4">er</text:span><text:span text:style-name="T4">.c</text:span><text:span text:style-name="T4">p</text:span><text:span text:style-name="T4">p</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5"><text:span text:style-name="T31">#include</text:span><text:span text:style-name="T36"> </text:span><text:span text:style-name="T50">"Counter.hpp"</text:span><text:span text:style-name="T36"> </text:span></text:p>
            <text:p text:style-name="P35"><text:span text:style-name="T31"/></text:p>
            <text:p text:style-name="P35"><text:span text:style-name="T31">void</text:span><text:span text:style-name="T36"> </text:span><text:span text:style-name="T36">Counter::incr</text:span><text:span text:style-name="T36">ement() </text:span><text:span text:style-name="T36"><text:line-break/></text:span><text:span text:style-name="T36">{ </text:span><text:span text:style-name="T36"><text:line-break/></text:span><text:span text:style-name="T36">   _count++; </text:span><text:span text:style-name="T36"><text:line-break/></text:span><text:span text:style-name="T36">} </text:span></text:p>
            <text:p text:style-name="P35"><text:span text:style-name="T31"/></text:p>
            <text:p text:style-name="P35"><text:span text:style-name="T31">int</text:span><text:span text:style-name="T36"> </text:span><text:span text:style-name="T36">Counter::valu</text:span><text:span text:style-name="T36">e() </text:span><text:span text:style-name="T36"><text:line-break/></text:span><text:span text:style-name="T36">{ </text:span><text:span text:style-name="T36"><text:line-break/></text:span><text:span text:style-name="T36">   </text:span><text:span text:style-name="T31">return</text:span><text:span text:style-name="T36"> </text:span><text:span text:style-name="T36">_count; </text:span><text:span text:style-name="T36"><text:line-break/></text:span><text:span text:style-name="T36">} </text:span></text:p>
          </draw:text-box>
        </draw:frame>
        <draw:custom-shape draw:name="Line Callout 1 1" draw:style-name="gr11" draw:text-style-name="P18" draw:layer="layout" svg:width="7.619cm" svg:height="3.597cm" svg:x="12.622cm" svg:y="8.89cm">
          <text:p text:style-name="P17"><text:span text:style-name="T51">Scope </text:span><text:span text:style-name="T51">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anim:par presentation:node-type="timing-root">
          <anim:par smil:begin="id21.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1" presentation:class="page"/>
          <draw:frame presentation:style-name="pr8" draw:text-style-name="P21" draw:layer="layout" svg:width="15.775cm" svg:height="12.792cm" svg:x="1.972cm" svg:y="13.503cm" presentation:class="notes" presentation:placeholder="true">
            <draw:text-box/>
          </draw:frame>
        </presentation:notes>
      </draw:page>
      <draw:page draw:name="Class Implementation: Counter.cpp" draw:style-name="dp1" draw:master-page-name="כותרת_20_ותוכן" presentation:presentation-page-layout-name="AL2T11" xml:id="id22" draw:id="id22">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l</text:span><text:span text:style-name="T4">as</text:span><text:span text:style-name="T4">s </text:span><text:span text:style-name="T4">I</text:span><text:span text:style-name="T4">m</text:span><text:span text:style-name="T4">pl</text:span><text:span text:style-name="T4">e</text:span><text:span text:style-name="T4">m</text:span><text:span text:style-name="T4">e</text:span><text:span text:style-name="T4">nt</text:span><text:span text:style-name="T4">ati</text:span><text:span text:style-name="T4">o</text:span><text:span text:style-name="T4">n: </text:span><text:span text:style-name="T4">C</text:span><text:span text:style-name="T4">o</text:span><text:span text:style-name="T4">u</text:span><text:span text:style-name="T4">nt</text:span><text:span text:style-name="T4">er</text:span><text:span text:style-name="T4">.c</text:span><text:span text:style-name="T4">p</text:span><text:span text:style-name="T4">p</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2"/></text:p>
            <text:p text:style-name="P25"><text:span text:style-name="T12">Constructor - <text:s/></text:span><text:span text:style-name="T12">you </text:span><text:span text:style-name="T12">implement it </text:span><text:span text:style-name="T12">like a </text:span><text:span text:style-name="T12">function, no </text:span><text:span text:style-name="T12">return type,</text:span></text:p>
            <text:p text:style-name="P25"><text:span text:style-name="T12">There might </text:span><text:span text:style-name="T12">be “hidden” </text:span><text:span text:style-name="T12">code inside it </text:span><text:span text:style-name="T12">(more later)</text:span></text:p>
            <text:p text:style-name="P35"><text:span text:style-name="T52"><text:line-break/></text:span><text:span text:style-name="T52">Counter::Co</text:span><text:span text:style-name="T52">unter() </text:span><text:span text:style-name="T52"><text:line-break/></text:span><text:span text:style-name="T52">{ </text:span><text:span text:style-name="T52"><text:line-break/></text:span><text:span text:style-name="T52">   _count = </text:span><text:span text:style-name="T53">0</text:span><text:span text:style-name="T52">; </text:span><text:span text:style-name="T52"><text:line-break/></text:span><text:span text:style-name="T52">} </text:span></text:p>
          </draw:text-box>
        </draw:frame>
        <anim:par presentation:node-type="timing-root">
          <anim:par smil:begin="id22.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2" presentation:class="page"/>
          <draw:frame presentation:style-name="pr8" draw:text-style-name="P38" draw:layer="layout" svg:width="15.775cm" svg:height="12.792cm" svg:x="1.972cm" svg:y="13.503cm" presentation:class="notes" presentation:placeholder="true">
            <draw:text-box/>
          </draw:frame>
        </presentation:notes>
      </draw:page>
      <draw:page draw:name="Using the class&#10;File: app.cpp" draw:style-name="dp1" draw:master-page-name="כותרת_20_ותוכן" presentation:presentation-page-layout-name="AL2T11" xml:id="id23" draw:id="id23">
        <office:forms form:automatic-focus="false" form:apply-design-mode="false"/>
        <draw:frame draw:name="Rectangle 2" presentation:style-name="pr9" draw:text-style-name="P2" draw:layer="layout" svg:width="23.706cm" svg:height="2.623cm" svg:x="0.847cm" svg:y="0.763cm" presentation:class="title" presentation:user-transformed="true">
          <draw:text-box>
            <text:p text:style-name="P9"><text:span text:style-name="T4">U</text:span><text:span text:style-name="T4">si</text:span><text:span text:style-name="T4">n</text:span><text:span text:style-name="T4">g </text:span><text:span text:style-name="T4">th</text:span><text:span text:style-name="T4">e </text:span><text:span text:style-name="T4">cl</text:span><text:span text:style-name="T4">as</text:span><text:span text:style-name="T4">s</text:span><text:span text:style-name="T4"><text:line-break/></text:span><text:span text:style-name="T4">Fil</text:span><text:span text:style-name="T4">e: </text:span><text:span text:style-name="T4">a</text:span><text:span text:style-name="T4">p</text:span><text:span text:style-name="T4">p.</text:span><text:span text:style-name="T4">cp</text:span><text:span text:style-name="T4">p</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6" draw:text-style-name="P27" draw:layer="layout" svg:width="24.129cm" svg:height="15.662cm" svg:x="0.635cm" svg:y="2.752cm" presentation:class="outline" presentation:user-transformed="true">
          <draw:text-box>
            <text:p text:style-name="P39"><text:span text:style-name="T54"/></text:p>
            <text:p text:style-name="P39"><text:span text:style-name="T54">#include</text:span><text:span text:style-name="T55"> </text:span><text:span text:style-name="T56">"Counter.hpp"</text:span><text:span text:style-name="T55"> </text:span><text:span text:style-name="T55"><text:line-break/></text:span><text:span text:style-name="T54">#include</text:span><text:span text:style-name="T55"> </text:span><text:span text:style-name="T56">&lt;cstdio&gt;</text:span><text:span text:style-name="T55"><text:line-break/></text:span><text:span text:style-name="T54">int</text:span><text:span text:style-name="T55"> main() </text:span><text:span text:style-name="T55"><text:line-break/></text:span><text:span text:style-name="T55">{ </text:span><text:span text:style-name="T55"><text:line-break/></text:span><text:span text:style-name="T55">   Counter </text:span><text:span text:style-name="T55">cnt; </text:span><text:span text:style-name="T57">// Call </text:span><text:span text:style-name="T57">to </text:span><text:span text:style-name="T57">constructor! </text:span><text:span text:style-name="T57"><text:line-break/></text:span><text:span text:style-name="T57"> <text:s text:c="2"/></text:span><text:span text:style-name="T55">printf(</text:span><text:span text:style-name="T56">"Initia</text:span><text:span text:style-name="T56">l value= </text:span><text:span text:style-name="T56">%d\n"</text:span><text:span text:style-name="T55">, </text:span><text:span text:style-name="T55">cnt.value()); </text:span><text:span text:style-name="T55"><text:line-break/></text:span><text:span text:style-name="T55">   cnt.increme</text:span><text:span text:style-name="T55">nt(); </text:span><text:span text:style-name="T55"><text:line-break/></text:span><text:span text:style-name="T55">   printf(</text:span><text:span text:style-name="T56">"New </text:span><text:span text:style-name="T56">value = %d\n"</text:span><text:span text:style-name="T55">, </text:span><text:span text:style-name="T55">cnt.value()); </text:span><text:span text:style-name="T55"><text:line-break/></text:span><text:span text:style-name="T55">} </text:span></text:p>
          </draw:text-box>
        </draw:frame>
        <anim:par presentation:node-type="timing-root">
          <anim:par smil:begin="id23.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3" presentation:class="page"/>
          <draw:frame draw:name="מציין מיקום של הערות 2" presentation:style-name="pr10" draw:text-style-name="P40" draw:layer="layout" svg:width="14.463cm" svg:height="12.787cm" svg:x="2.628cm" svg:y="13.507cm" presentation:class="notes" presentation:user-transformed="true">
            <draw:text-box>
              <text:p text:style-name="P37"><text:span text:style-name="T58">Whe</text:span><text:span text:style-name="T58">re </text:span><text:span text:style-name="T58">is </text:span><text:span text:style-name="T58">th</text:span><text:span text:style-name="T58">e </text:span><text:span text:style-name="T58">cla</text:span><text:span text:style-name="T58">ss </text:span><text:span text:style-name="T58">st</text:span><text:span text:style-name="T58">or</text:span><text:span text:style-name="T58">ed</text:span><text:span text:style-name="T58">?</text:span></text:p>
              <text:p text:style-name="P37"><text:span text:style-name="T58">Like </text:span><text:span text:style-name="T58">a </text:span><text:span text:style-name="T58">c </text:span><text:span text:style-name="T58">str</text:span><text:span text:style-name="T58">uc</text:span><text:span text:style-name="T58">t, </text:span><text:span text:style-name="T58">on </text:span><text:span text:style-name="T58">th</text:span><text:span text:style-name="T58">e </text:span><text:span text:style-name="T58">st</text:span><text:span text:style-name="T58">ac</text:span><text:span text:style-name="T58">k!</text:span></text:p>
              <text:p text:style-name="P37"><text:span text:style-name="T58"/></text:p>
            </draw:text-box>
          </draw:frame>
          <draw:frame draw:name="מציין מיקום של מספר שקופית 3" presentation:style-name="pr11" draw:text-style-name="P31"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How do we compile it?" draw:style-name="dp1" draw:master-page-name="כותרת_20_ותוכן" presentation:presentation-page-layout-name="AL2T11" xml:id="id24" draw:id="id24">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H</text:span><text:span text:style-name="T4">o</text:span><text:span text:style-name="T4">w </text:span><text:span text:style-name="T4">d</text:span><text:span text:style-name="T4">o </text:span><text:span text:style-name="T4">w</text:span><text:span text:style-name="T4">e </text:span><text:span text:style-name="T4">co</text:span><text:span text:style-name="T4">m</text:span><text:span text:style-name="T4">pil</text:span><text:span text:style-name="T4">e </text:span><text:span text:style-name="T4">it?</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976cm" svg:height="15.874cm" svg:x="0cm" svg:y="2.54cm" presentation:class="outline" presentation:user-transformed="true">
          <draw:text-box>
            <text:p text:style-name="P25"><text:span text:style-name="T59"/></text:p>
            <text:p text:style-name="P25"><text:span text:style-name="T60">g++ -Wall -Wvla -Werror -g </text:span><text:span text:style-name="T60">-D_GLIBCXX_DEBUG </text:span><text:span text:style-name="T60">-std=c++11 </text:span><text:span text:style-name="T61">–c</text:span><text:span text:style-name="T60"> Counter.cpp </text:span><text:span text:style-name="T60">–o Counter.o</text:span></text:p>
            <text:p text:style-name="P25"><text:span text:style-name="T60">g++ -Wall -Wvla -Werror -g </text:span><text:span text:style-name="T60">-D_GLIBCXX_DEBUG </text:span><text:span text:style-name="T60">-std=c++11 </text:span><text:span text:style-name="T61">–c</text:span><text:span text:style-name="T60"> app.cpp –o </text:span><text:span text:style-name="T60">app.o</text:span></text:p>
            <text:p text:style-name="P25"><text:span text:style-name="T60"/></text:p>
            <text:p text:style-name="P25"><text:span text:style-name="T60">g++ -Wvla -Werror -g </text:span><text:span text:style-name="T60">-D_GLIBCXX_DEBUG </text:span><text:span text:style-name="T60">-std=c++11 -Wall Counter.o </text:span><text:span text:style-name="T60">app.o –o app </text:span></text:p>
            <text:p text:style-name="P25"><text:span text:style-name="T62"/></text:p>
          </draw:text-box>
        </draw:frame>
        <anim:par presentation:node-type="timing-root">
          <anim:par smil:begin="id24.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4"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1"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Declaration + implementation" draw:style-name="dp1" draw:master-page-name="כותרת_20_ותוכן" presentation:presentation-page-layout-name="AL2T11" xml:id="id25" draw:id="id25">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D</text:span><text:span text:style-name="T4">ec</text:span><text:span text:style-name="T4">la</text:span><text:span text:style-name="T4">ra</text:span><text:span text:style-name="T4">tio</text:span><text:span text:style-name="T4">n </text:span><text:span text:style-name="T4">+ </text:span><text:span text:style-name="T4">im</text:span><text:span text:style-name="T4">pl</text:span><text:span text:style-name="T4">e</text:span><text:span text:style-name="T4">m</text:span><text:span text:style-name="T4">e</text:span><text:span text:style-name="T4">nt</text:span><text:span text:style-name="T4">ati</text:span><text:span text:style-name="T4">o</text:span><text:span text:style-name="T4">n</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5"><text:span text:style-name="T43">#pragma </text:span><text:span text:style-name="T44">once</text:span><text:span text:style-name="T44"><text:line-break/></text:span><text:span text:style-name="T44"/></text:p>
            <text:p text:style-name="P35"><text:span text:style-name="T43">class</text:span><text:span text:style-name="T44"> Counter </text:span><text:span text:style-name="T44"><text:line-break/></text:span><text:span text:style-name="T44">{ </text:span><text:span text:style-name="T44"><text:line-break/></text:span><text:span text:style-name="T43">public</text:span><text:span text:style-name="T44">: </text:span><text:span text:style-name="T44"><text:line-break/></text:span><text:span text:style-name="T44">   Counter(); </text:span><text:span text:style-name="T49">// Constructor </text:span></text:p>
            <text:p text:style-name="P35"><text:span text:style-name="T49"><text:s text:c="3"/></text:span><text:span text:style-name="T49">// A method </text:span><text:span text:style-name="T49">with </text:span><text:span text:style-name="T63">inline </text:span><text:span text:style-name="T63">(we will learn </text:span><text:span text:style-name="T63">about this </text:span><text:span text:style-name="T63">later) </text:span><text:span text:style-name="T49">implementation </text:span><text:span text:style-name="T49">:</text:span><text:span text:style-name="T49"><text:line-break/></text:span><text:span text:style-name="T49"> <text:s text:c="2"/></text:span><text:span text:style-name="T43">void</text:span><text:span text:style-name="T44"> </text:span><text:span text:style-name="T44">increment()</text:span><text:span text:style-name="T44">{ _count++; }</text:span><text:span text:style-name="T49"><text:line-break/></text:span><text:span text:style-name="T43">private</text:span><text:span text:style-name="T44">: </text:span><text:span text:style-name="T44"><text:line-break/></text:span><text:span text:style-name="T44">   </text:span><text:span text:style-name="T43">int</text:span><text:span text:style-name="T44"> _count; </text:span><text:span text:style-name="T44"><text:line-break/></text:span><text:span text:style-name="T44">}; </text:span><text:span text:style-name="T44"><text:line-break/></text:span><text:span text:style-name="T44"/></text:p>
          </draw:text-box>
        </draw:frame>
        <anim:par presentation:node-type="timing-root">
          <anim:par smil:begin="id25.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Example – Point" draw:style-name="dp3" draw:master-page-name="כותרת_20_ותוכן" presentation:presentation-page-layout-name="AL2T11" xml:id="id26" draw:id="id26">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E</text:span><text:span text:style-name="T4">xa</text:span><text:span text:style-name="T4">m</text:span><text:span text:style-name="T4">pl</text:span><text:span text:style-name="T4">e </text:span><text:span text:style-name="T4">– </text:span><text:span text:style-name="T4">P</text:span><text:span text:style-name="T4">oi</text:span><text:span text:style-name="T4">nt</text:span></text:p>
          </draw:text-box>
        </draw:frame>
        <draw:custom-shape draw:name="TextBox 3" draw:style-name="gr12" draw:text-style-name="P42" draw:layer="layout" svg:width="18.752cm" svg:height="11.019cm" svg:x="3.598cm" svg:y="4.154cm">
          <text:p text:style-name="P41"><text:span text:style-name="T64">class</text:span><text:span text:style-name="T65"> Point </text:span><text:span text:style-name="T65"><text:line-break/></text:span><text:span text:style-name="T65">{ </text:span><text:span text:style-name="T65"><text:line-break/></text:span><text:span text:style-name="T65"><text:tab/></text:span><text:span text:style-name="T64">public</text:span><text:span text:style-name="T65">: </text:span></text:p>
          <text:p text:style-name="P41"><text:span text:style-name="T65"><text:tab/></text:span><text:span text:style-name="T65"> <text:s/></text:span><text:span text:style-name="T65">Point(</text:span><text:span text:style-name="T64">int</text:span><text:span text:style-name="T65"> </text:span><text:span text:style-name="T65">x, </text:span><text:span text:style-name="T64">int</text:span><text:span text:style-name="T65"> y);</text:span></text:p>
          <text:p text:style-name="P41"><text:span text:style-name="T65"><text:tab/></text:span><text:span text:style-name="T65"> <text:s/></text:span><text:span text:style-name="T64">int</text:span><text:span text:style-name="T65"> </text:span><text:span text:style-name="T65">getX();</text:span></text:p>
          <text:p text:style-name="P41"><text:span text:style-name="T65"><text:tab/></text:span><text:span text:style-name="T65"> <text:s/></text:span><text:span text:style-name="T64">int</text:span><text:span text:style-name="T65"> </text:span><text:span text:style-name="T65">getY();</text:span></text:p>
          <text:p text:style-name="P41"><text:span text:style-name="T64">private</text:span><text:span text:style-name="T65">: </text:span></text:p>
          <text:p text:style-name="P41"><text:span text:style-name="T65"><text:tab/></text:span><text:span text:style-name="T65"> <text:s/></text:span><text:span text:style-name="T64">int</text:span><text:span text:style-name="T65"> </text:span><text:span text:style-name="T65">_x, _y; </text:span><text:span text:style-name="T65"><text:line-break/></text:span><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anim:par presentation:node-type="timing-root">
          <anim:par smil:begin="id26.begin">
            <anim:transitionFilter smil:dur="1s" smil:type="slideWipe" smil:subtype="fromTop" smil:direction="reverse"/>
          </anim:par>
          <anim:seq smil:dur="0s" presentation:node-type="main-sequence"/>
        </anim:par>
        <presentation:notes draw:style-name="dp2">
          <draw:page-thumbnail draw:name="Slide Image Placeholder 1" draw:style-name="gr7" draw:layer="layout" svg:width="14.216cm" svg:height="10.662cm" svg:x="2.752cm" svg:y="2.134cm" draw:page-number="16" presentation:class="page"/>
          <draw:frame draw:name="Notes Placeholder 2" presentation:style-name="pr10" draw:text-style-name="P6" draw:layer="layout" svg:width="14.463cm" svg:height="12.787cm" svg:x="2.628cm" svg:y="13.507cm" presentation:class="notes" presentation:placeholder="true" presentation:user-transformed="true">
            <draw:text-box/>
          </draw:frame>
          <draw:frame draw:name="Slide Number Placeholder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this" draw:style-name="dp3" draw:master-page-name="כותרת_20_ותוכן" presentation:presentation-page-layout-name="AL2T11" xml:id="id27" draw:id="id27">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thi</text:span><text:span text:style-name="T4">s</text:span></text:p>
          </draw:text-box>
        </draw:frame>
        <draw:frame draw:name="מציין מיקום תוכן 2" presentation:style-name="pr15" draw:text-style-name="P27" draw:layer="layout" svg:width="21.589cm" svg:height="12.699cm" svg:x="2.54cm" svg:y="2.963cm" presentation:class="outline" presentation:user-transformed="true">
          <draw:text-box>
            <text:p text:style-name="P25"><text:span text:style-name="T66">The address of </text:span><text:span text:style-name="T66">the instance for </text:span><text:span text:style-name="T66">which the </text:span><text:span text:style-name="T66">member method </text:span><text:span text:style-name="T66">was invoked</text:span></text:p>
            <text:p text:style-name="P25"><text:span text:style-name="T66"/></text:p>
          </draw:text-box>
        </draw:frame>
        <draw:frame draw:name="Slide Number Placeholder 5"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anim:par presentation:node-type="timing-root">
          <anim:par smil:begin="id27.begin">
            <anim:transitionFilter smil:dur="1s" smil:type="slideWipe" smil:subtype="fromTop" smil:direction="reverse"/>
          </anim:par>
          <anim:seq smil:dur="0s" presentation:node-type="main-sequence"/>
        </anim:par>
        <presentation:notes draw:style-name="dp2">
          <draw:page-thumbnail draw:name="Slide Image Placeholder 1" draw:style-name="gr7" draw:layer="layout" svg:width="14.216cm" svg:height="10.662cm" svg:x="2.752cm" svg:y="2.134cm" draw:page-number="17" presentation:class="page"/>
          <draw:frame draw:name="Notes Placeholder 2" presentation:style-name="pr10" draw:text-style-name="P6" draw:layer="layout" svg:width="14.463cm" svg:height="12.787cm" svg:x="2.628cm" svg:y="13.507cm" presentation:class="notes" presentation:placeholder="true" presentation:user-transformed="true">
            <draw:text-box/>
          </draw:frame>
          <draw:frame draw:name="Slide Number Placeholder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this" draw:style-name="dp3" draw:master-page-name="כותרת_20_ותוכן" presentation:presentation-page-layout-name="AL2T11" xml:id="id28" draw:id="id28">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thi</text:span><text:span text:style-name="T4">s</text:span></text:p>
          </draw:text-box>
        </draw:frame>
        <draw:frame draw:name="מציין מיקום תוכן 2" presentation:style-name="pr15" draw:text-style-name="P27" draw:layer="layout" svg:width="21.589cm" svg:height="12.699cm" svg:x="2.54cm" svg:y="2.963cm" presentation:class="outline" presentation:user-transformed="true">
          <draw:text-box>
            <text:p text:style-name="P25"><text:span text:style-name="T66">The address of </text:span><text:span text:style-name="T66">the instance for </text:span><text:span text:style-name="T66">which the </text:span><text:span text:style-name="T66">member method </text:span><text:span text:style-name="T66">was invoked</text:span></text:p>
            <text:p text:style-name="P25"><text:span text:style-name="T66"/></text:p>
          </draw:text-box>
        </draw:frame>
        <draw:custom-shape draw:name="TextBox 3" draw:style-name="gr12" draw:text-style-name="P5" draw:layer="layout" svg:width="21.589cm" svg:height="6.205cm" svg:x="1.693cm" svg:y="11.007cm">
          <text:p text:style-name="P43"><text:span text:style-name="T67">bool</text:span><text:span text:style-name="T68"> </text:span><text:span text:style-name="T68">Node::isChild(</text:span><text:span text:style-name="T67">cons</text:span><text:span text:style-name="T67">t</text:span><text:span text:style-name="T68"> Node* other)</text:span><text:span text:style-name="T68"><text:line-break/></text:span><text:span text:style-name="T68">{ </text:span><text:span text:style-name="T68"><text:line-break/></text:span><text:span text:style-name="T68">   </text:span><text:span text:style-name="T67">for</text:span><text:span text:style-name="T68"> (</text:span><text:span text:style-name="T67">const</text:span><text:span text:style-name="T68"> </text:span><text:span text:style-name="T68">Node* curr=</text:span><text:span text:style-name="T67">this</text:span><text:span text:style-name="T68">; </text:span><text:span text:style-name="T68">curr; curr=curr-</text:span><text:span text:style-name="T68">&gt;next) </text:span><text:span text:style-name="T68"><text:line-break/></text:span><text:span text:style-name="T68">   { </text:span><text:span text:style-name="T68"><text:line-break/></text:span><text:span text:style-name="T68">      </text:span><text:span text:style-name="T67">if</text:span><text:span text:style-name="T68"> </text:span><text:span text:style-name="T68">(curr==other) </text:span><text:span text:style-name="T67">return</text:span><text:span text:style-name="T68"> </text:span><text:span text:style-name="T67">true</text:span><text:span text:style-name="T68">; </text:span><text:span text:style-name="T68"><text:line-break/></text:span><text:span text:style-name="T68">   } </text:span><text:span text:style-name="T68"><text:line-break/></text:span><text:span text:style-name="T68">   </text:span><text:span text:style-name="T67">return</text:span><text:span text:style-name="T68"> </text:span><text:span text:style-name="T67">false</text:span><text:span text:style-name="T68">; </text:span><text:span text:style-name="T68"><text:line-break/></text:span><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2" draw:text-style-name="P5" draw:layer="layout" svg:width="21.589cm" svg:height="4.689cm" svg:x="1.693cm" svg:y="5.927cm">
          <text:p text:style-name="P44"><text:span text:style-name="T67">class</text:span><text:span text:style-name="T68"> Node </text:span><text:span text:style-name="T68"><text:line-break/></text:span><text:span text:style-name="T68">{ </text:span><text:span text:style-name="T68"><text:line-break/></text:span><text:span text:style-name="T68">   Node* next; </text:span><text:span text:style-name="T68"><text:line-break/></text:span><text:span text:style-name="T67">public</text:span><text:span text:style-name="T68">: </text:span><text:span text:style-name="T68"><text:line-break/></text:span><text:span text:style-name="T68">   </text:span><text:span text:style-name="T67">bool</text:span><text:span text:style-name="T68"> </text:span><text:span text:style-name="T68">isChild(</text:span><text:span text:style-name="T67">const</text:span><text:span text:style-name="T68"> </text:span><text:span text:style-name="T68">Node*); </text:span><text:span text:style-name="T68"><text:line-break/></text:span><text:span text:style-name="T68">   </text:span><text:span text:style-name="T69">// ... </text:span><text:span text:style-name="T69"><text:line-break/></text:span><text:span text:style-name="T68">}</text:span><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custom-shape draw:name="TextBox 6" draw:style-name="gr13" draw:text-style-name="P46" xml:id="id29" draw:id="id29" draw:layer="layout" svg:width="8.22cm" svg:height="1.267cm" svg:x="12.442cm" svg:y="14.047cm">
          <text:p text:style-name="P45"><text:span text:style-name="T7">Typ</text:span><text:span text:style-name="T7">e of </text:span><text:span text:style-name="T7">“thi</text:span><text:span text:style-name="T7">s”: </text:span><text:span text:style-name="T7">No</text:span><text:span text:style-name="T7">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8.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name="Slide Image Placeholder 1" draw:style-name="gr7" draw:layer="layout" svg:width="14.216cm" svg:height="10.662cm" svg:x="2.752cm" svg:y="2.134cm" draw:page-number="18" presentation:class="page"/>
          <draw:frame draw:name="Notes Placeholder 2" presentation:style-name="pr10" draw:text-style-name="P6" draw:layer="layout" svg:width="14.463cm" svg:height="12.787cm" svg:x="2.628cm" svg:y="13.507cm" presentation:class="notes" presentation:placeholder="true" presentation:user-transformed="true">
            <draw:text-box/>
          </draw:frame>
          <draw:frame draw:name="Slide Number Placeholder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Class Basics - member/static" draw:style-name="dp3" draw:master-page-name="כותרת_20_ותוכן" presentation:presentation-page-layout-name="AL2T11" xml:id="id30" draw:id="id30">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4">Cl</text:span><text:span text:style-name="T4">as</text:span><text:span text:style-name="T4">s </text:span><text:span text:style-name="T4">B</text:span><text:span text:style-name="T4">as</text:span><text:span text:style-name="T4">ic</text:span><text:span text:style-name="T4">s </text:span><text:span text:style-name="T4">- </text:span><text:span text:style-name="T4">m</text:span><text:span text:style-name="T4">e</text:span><text:span text:style-name="T4">m</text:span><text:span text:style-name="T4">b</text:span><text:span text:style-name="T4">er</text:span><text:span text:style-name="T4">/st</text:span><text:span text:style-name="T4">ati</text:span><text:span text:style-name="T4">c</text:span></text:p>
          </draw:text-box>
        </draw:frame>
        <draw:frame draw:name="Slide Number Placeholder 2"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25"><text:span text:style-name="T70">class</text:span><text:span text:style-name="T71"> List </text:span><text:span text:style-name="T71"><text:line-break/></text:span><text:span text:style-name="T71">{ </text:span><text:span text:style-name="T71"><text:line-break/></text:span><text:span text:style-name="T70">public</text:span><text:span text:style-name="T71">: </text:span><text:span text:style-name="T71"><text:line-break/></text:span><text:span text:style-name="T71">   </text:span><text:span text:style-name="T70">static</text:span><text:span text:style-name="T71"> </text:span><text:span text:style-name="T70">int</text:span><text:span text:style-name="T71"> </text:span><text:span text:style-name="T71">getMaxSize(); </text:span><text:span text:style-name="T71"><text:line-break/></text:span><text:span text:style-name="T71">   </text:span><text:span text:style-name="T70">int</text:span><text:span text:style-name="T71"> getSize(); </text:span><text:span text:style-name="T71"><text:line-break/></text:span><text:span text:style-name="T71">   </text:span><text:span text:style-name="T72">// </text:span><text:span text:style-name="T70">static</text:span><text:span text:style-name="T71"> </text:span><text:span text:style-name="T70">int</text:span><text:span text:style-name="T71"> </text:span><text:span text:style-name="T71">max_size=</text:span><text:span text:style-name="T73">1000</text:span><text:span text:style-name="T71">; </text:span><text:span text:style-name="T72">//</text:span><text:span text:style-name="T72">error! (declare </text:span><text:span text:style-name="T72">outside)</text:span><text:span text:style-name="T72"><text:line-break/></text:span><text:span text:style-name="T72"> <text:s text:c="2"/></text:span><text:span text:style-name="T70">int</text:span><text:span text:style-name="T71"> size=</text:span><text:span text:style-name="T73">0</text:span><text:span text:style-name="T71">; </text:span><text:span text:style-name="T72"><text:line-break/></text:span><text:span text:style-name="T71">}; </text:span></text:p>
            <text:p text:style-name="P25"><text:span text:style-name="T71"><text:line-break/></text:span><text:span text:style-name="T70">int</text:span><text:span text:style-name="T71"> </text:span><text:span text:style-name="T71">List::max_size=</text:span><text:span text:style-name="T73">10</text:span><text:span text:style-name="T73">00</text:span><text:span text:style-name="T71">; </text:span><text:span text:style-name="T72">//ok, in one </text:span><text:span text:style-name="T72">cpp file </text:span><text:span text:style-name="T72"><text:line-break/></text:span><text:span text:style-name="T71"><text:line-break/></text:span><text:span text:style-name="T70">int</text:span><text:span text:style-name="T71"> main() </text:span><text:span text:style-name="T71"><text:line-break/></text:span><text:span text:style-name="T71">{ </text:span><text:span text:style-name="T71"><text:line-break/></text:span><text:span text:style-name="T71">   List l; </text:span><text:span text:style-name="T71"><text:line-break/></text:span><text:span text:style-name="T71">   l.getSize(); </text:span><text:span text:style-name="T71"><text:line-break/></text:span><text:span text:style-name="T71">   List::getMaxSi</text:span><text:span text:style-name="T71">ze(); </text:span><text:span text:style-name="T71"><text:line-break/></text:span><text:span text:style-name="T71">   l.getMaxSize()</text:span><text:span text:style-name="T71">; </text:span><text:span text:style-name="T72">//compiles ok, </text:span><text:span text:style-name="T72">but bad style</text:span><text:span text:style-name="T71"> </text:span><text:span text:style-name="T71"><text:line-break/></text:span><text:span text:style-name="T71">} </text:span><text:span text:style-name="T71"><text:line-break/></text:span><text:span text:style-name="T71"/></text:p>
          </draw:text-box>
        </draw:frame>
        <anim:par presentation:node-type="timing-root">
          <anim:par smil:begin="id30.begin">
            <anim:transitionFilter smil:dur="1s" smil:type="slideWipe" smil:subtype="fromTop" smil:direction="reverse"/>
          </anim:par>
          <anim:seq smil:dur="0s" presentation:node-type="main-sequence"/>
        </anim:par>
        <presentation:notes draw:style-name="dp2">
          <draw:page-thumbnail draw:name="Slide Image Placeholder 1" draw:style-name="gr7" draw:layer="layout" svg:width="14.216cm" svg:height="10.662cm" svg:x="2.752cm" svg:y="2.134cm" draw:page-number="19" presentation:class="page"/>
          <draw:frame draw:name="Notes Placeholder 2" presentation:style-name="pr17" draw:text-style-name="P6" draw:layer="layout" svg:width="14.463cm" svg:height="12.787cm" svg:x="2.628cm" svg:y="13.507cm" presentation:class="notes" presentation:user-transformed="true">
            <draw:text-box>
              <text:p text:style-name="P37"><text:span text:style-name="T58">Mor</text:span><text:span text:style-name="T58">e </text:span><text:span text:style-name="T58">ab</text:span><text:span text:style-name="T58">ou</text:span><text:span text:style-name="T58">t </text:span><text:span text:style-name="T58">thi</text:span><text:span text:style-name="T58">s </text:span><text:span text:style-name="T58">in <text:s/></text:span><text:span text:style-name="T58">th</text:span><text:span text:style-name="T58">e </text:span><text:span text:style-name="T58">tir</text:span><text:span text:style-name="T58">gu</text:span><text:span text:style-name="T58">l</text:span></text:p>
            </draw:text-box>
          </draw:frame>
          <draw:frame draw:name="Slide Number Placeholder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this" draw:style-name="dp3" draw:master-page-name="כותרת_20_ותוכן" presentation:presentation-page-layout-name="AL2T11" xml:id="id31" draw:id="id31">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74">th</text:span><text:span text:style-name="T74">is</text:span></text:p>
          </draw:text-box>
        </draw:frame>
        <draw:frame draw:name="Slide Number Placeholder 2"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35"><text:span text:style-name="T70">static</text:span><text:span text:style-name="T71"> </text:span><text:span text:style-name="T70">int</text:span><text:span text:style-name="T71"> </text:span><text:span text:style-name="T71">List::getMaxSize(</text:span><text:span text:style-name="T71">) </text:span><text:span text:style-name="T72">//no this! </text:span><text:span text:style-name="T72"><text:line-break/></text:span><text:span text:style-name="T71">{ </text:span><text:span text:style-name="T71"><text:line-break/></text:span><text:span text:style-name="T71">   </text:span><text:span text:style-name="T70">return</text:span><text:span text:style-name="T71"> </text:span><text:span text:style-name="T70">this</text:span><text:span text:style-name="T71">-</text:span><text:span text:style-name="T71">&gt;size; </text:span><text:span text:style-name="T72">// compile </text:span><text:span text:style-name="T72">error! </text:span><text:span text:style-name="T72"><text:line-break/></text:span><text:span text:style-name="T72"> <text:s text:c="2"/></text:span><text:span text:style-name="T70">return</text:span><text:span text:style-name="T71"> </text:span><text:span text:style-name="T71">max_size; </text:span><text:span text:style-name="T72">// ok </text:span><text:span text:style-name="T72"><text:line-break/></text:span><text:span text:style-name="T71">} </text:span><text:span text:style-name="T71"><text:line-break/></text:span><text:span text:style-name="T70">int</text:span><text:span text:style-name="T71"> </text:span><text:span text:style-name="T71">List::getSize() </text:span><text:span text:style-name="T71"><text:line-break/></text:span><text:span text:style-name="T71">{ </text:span><text:span text:style-name="T71"><text:line-break/></text:span><text:span text:style-name="T71">   </text:span><text:span text:style-name="T70">return</text:span><text:span text:style-name="T71"> </text:span><text:span text:style-name="T70">this</text:span><text:span text:style-name="T71">-</text:span><text:span text:style-name="T71">&gt;size; </text:span><text:span text:style-name="T72">//ok </text:span><text:span text:style-name="T72"><text:line-break/></text:span><text:span text:style-name="T71">} </text:span></text:p>
          </draw:text-box>
        </draw:frame>
        <anim:par presentation:node-type="timing-root">
          <anim:par smil:begin="id31.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20" presentation:class="page"/>
          <draw:frame presentation:style-name="pr8" draw:text-style-name="P38" draw:layer="layout" svg:width="15.775cm" svg:height="12.792cm" svg:x="1.972cm" svg:y="13.503cm" presentation:class="notes" presentation:placeholder="true">
            <draw:text-box/>
          </draw:frame>
        </presentation:notes>
      </draw:page>
      <draw:page draw:name="Class Basics: Constructors" draw:style-name="dp1" draw:master-page-name="כותרת_20_ותוכן" presentation:presentation-page-layout-name="AL2T11" xml:id="id32" draw:id="id32">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l</text:span><text:span text:style-name="T4">as</text:span><text:span text:style-name="T4">s </text:span><text:span text:style-name="T4">B</text:span><text:span text:style-name="T4">as</text:span><text:span text:style-name="T4">ic</text:span><text:span text:style-name="T4">s: </text:span><text:span text:style-name="T4">C</text:span><text:span text:style-name="T4">o</text:span><text:span text:style-name="T4">ns</text:span><text:span text:style-name="T4">tr</text:span><text:span text:style-name="T4">uc</text:span><text:span text:style-name="T4">to</text:span><text:span text:style-name="T4">rs</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75">Initialize the class </text:span><text:span text:style-name="T75">object upon </text:span><text:span text:style-name="T75">construction</text:span></text:p>
            <text:p text:style-name="P35"><text:span text:style-name="T43">class</text:span><text:span text:style-name="T44"> MyClass </text:span><text:span text:style-name="T44"><text:line-break/></text:span><text:span text:style-name="T44">{ </text:span><text:span text:style-name="T44"><text:line-break/></text:span><text:span text:style-name="T43">public</text:span><text:span text:style-name="T44">: </text:span><text:span text:style-name="T44"><text:line-break/></text:span><text:span text:style-name="T44">   MyClass(); </text:span><text:span text:style-name="T44"><text:line-break/></text:span><text:span text:style-name="T44">   MyClass( </text:span><text:span text:style-name="T43">in</text:span><text:span text:style-name="T43">t</text:span><text:span text:style-name="T44"> i ); </text:span><text:span text:style-name="T44"><text:line-break/></text:span><text:span text:style-name="T44">   MyClass( </text:span><text:span text:style-name="T43">do</text:span><text:span text:style-name="T43">uble</text:span><text:span text:style-name="T44"> x, </text:span><text:span text:style-name="T43">double</text:span><text:span text:style-name="T44"> </text:span><text:span text:style-name="T44">y ); </text:span><text:span text:style-name="T44"><text:line-break/></text:span><text:span text:style-name="T44">   ...</text:span><text:span text:style-name="T44"><text:line-break/></text:span><text:span text:style-name="T44">}; </text:span><text:span text:style-name="T44"><text:line-break/></text:span><text:span text:style-name="T44"><text:line-break/></text:span><text:span text:style-name="T44">MyClass a; </text:span><text:span text:style-name="T49">// </text:span><text:span text:style-name="T49">Calls 1</text:span><text:span text:style-name="T49"><text:line-break/></text:span><text:span text:style-name="T44">MyClass </text:span><text:span text:style-name="T44">b(</text:span><text:span text:style-name="T76">5</text:span><text:span text:style-name="T44">); </text:span><text:span text:style-name="T49">// Calls </text:span><text:span text:style-name="T49">2</text:span><text:span text:style-name="T49"><text:line-break/></text:span><text:span text:style-name="T44">MyClass </text:span><text:span text:style-name="T44">c( </text:span><text:span text:style-name="T76">1.0</text:span><text:span text:style-name="T44">, </text:span><text:span text:style-name="T76">0.0</text:span><text:span text:style-name="T44"> ); </text:span><text:span text:style-name="T49">// Calls 3 </text:span></text:p>
          </draw:text-box>
        </draw:frame>
        <draw:custom-shape draw:name="Oval 4" draw:style-name="gr14" draw:text-style-name="P15" draw:layer="layout" svg:width="0.978cm" svg:height="0.978cm" svg:x="0.366cm" svg:y="7.748cm">
          <text:p text:style-name="P13"><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15" draw:layer="layout" svg:width="0.978cm" svg:height="0.978cm" svg:x="0.388cm" svg:y="8.881cm">
          <text:p text:style-name="P13"><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15" draw:layer="layout" svg:width="0.978cm" svg:height="0.978cm" svg:x="0.41cm" svg:y="10.014cm">
          <text:p text:style-name="P13"><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2.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1" presentation:class="page"/>
          <draw:frame presentation:style-name="pr8" draw:text-style-name="P38"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33" draw:id="id33">
        <office:forms form:automatic-focus="false" form:apply-design-mode="false"/>
        <draw:frame draw:name="Rectangle 2" presentation:style-name="pr9" draw:text-style-name="P2" draw:layer="layout" svg:width="23.706cm" svg:height="2.116cm" svg:x="0.847cm" svg:y="0.423cm" presentation:class="title" presentation:user-transformed="true">
          <draw:text-box>
            <text:p text:style-name="P9"><text:span text:style-name="T4">C</text:span><text:span text:style-name="T4">o</text:span><text:span text:style-name="T4">ns</text:span><text:span text:style-name="T4">tr</text:span><text:span text:style-name="T4">uc</text:span><text:span text:style-name="T4">to</text:span><text:span text:style-name="T4">rs </text:span><text:span text:style-name="T4">– </text:span><text:span text:style-name="T4">p</text:span><text:span text:style-name="T4">ar</text:span><text:span text:style-name="T4">a</text:span><text:span text:style-name="T4">m</text:span><text:span text:style-name="T4">et</text:span><text:span text:style-name="T4">er</text:span><text:span text:style-name="T4">le</text:span><text:span text:style-name="T4">ss </text:span><text:span text:style-name="T4">ct</text:span><text:span text:style-name="T4">or</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5"><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78">// </text:span><text:span text:style-name="T78">parameterless </text:span><text:span text:style-name="T78">ctor. </text:span><text:span text:style-name="T78"><text:line-break/></text:span><text:span text:style-name="T78">   //...</text:span><text:span text:style-name="T78"><text:line-break/></text:span><text:span text:style-name="T36">}; </text:span><text:span text:style-name="T36"><text:line-break/></text:span><text:span text:style-name="T78">//... </text:span><text:span text:style-name="T78"><text:line-break/></text:span><text:span text:style-name="T31">int</text:span><text:span text:style-name="T36"> main() { </text:span><text:span text:style-name="T36"><text:line-break/></text:span><text:span text:style-name="T36">   MyClass a; </text:span><text:span text:style-name="T78">// </text:span><text:span text:style-name="T78">parameterless </text:span><text:span text:style-name="T78">ctor called </text:span><text:span text:style-name="T78"><text:line-break/></text:span><text:span text:style-name="T78">   // …</text:span></text:p>
            <text:p text:style-name="P35"><text:span text:style-name="T78">}</text:span></text:p>
          </draw:text-box>
        </draw:frame>
        <anim:par presentation:node-type="timing-root">
          <anim:par smil:begin="id3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2" presentation:class="page"/>
          <draw:frame presentation:style-name="pr8" draw:text-style-name="P38"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34" draw:id="id34">
        <office:forms form:automatic-focus="false" form:apply-design-mode="false"/>
        <draw:frame draw:name="Rectangle 2" presentation:style-name="pr9" draw:text-style-name="P2" draw:layer="layout" svg:width="23.706cm" svg:height="2.116cm" svg:x="0.847cm" svg:y="0.423cm" presentation:class="title" presentation:user-transformed="true">
          <draw:text-box>
            <text:p text:style-name="P9"><text:span text:style-name="T48">Co</text:span><text:span text:style-name="T48">ns</text:span><text:span text:style-name="T48">tru</text:span><text:span text:style-name="T48">ct</text:span><text:span text:style-name="T48">or</text:span><text:span text:style-name="T48">s </text:span><text:span text:style-name="T48">– </text:span><text:span text:style-name="T48">de</text:span><text:span text:style-name="T48">fa</text:span><text:span text:style-name="T48">ult </text:span><text:span text:style-name="T48">pa</text:span><text:span text:style-name="T48">ra</text:span><text:span text:style-name="T48">m</text:span><text:span text:style-name="T48">et</text:span><text:span text:style-name="T48">erl</text:span><text:span text:style-name="T48">es</text:span><text:span text:style-name="T48">s </text:span><text:span text:style-name="T48">ct</text:span><text:span text:style-name="T48">or</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5"><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text:span><text:span text:style-name="T78">// No </text:span><text:span text:style-name="T78">ctors </text:span><text:span text:style-name="T78"><text:line-break/></text:span><text:span text:style-name="T78">   //...</text:span><text:span text:style-name="T78"><text:line-break/></text:span><text:span text:style-name="T36">}; </text:span><text:span text:style-name="T36"><text:line-break/></text:span><text:span text:style-name="T78">//... </text:span><text:span text:style-name="T78"><text:line-break/></text:span><text:span text:style-name="T31">int</text:span><text:span text:style-name="T36"> main() { </text:span><text:span text:style-name="T36"><text:line-break/></text:span><text:span text:style-name="T36">   MyClass a; </text:span><text:span text:style-name="T78">// </text:span><text:span text:style-name="T79">default</text:span><text:span text:style-name="T78"> </text:span><text:span text:style-name="T78">ctor called </text:span><text:span text:style-name="T78"><text:line-break/></text:span><text:span text:style-name="T78">   // …</text:span></text:p>
            <text:p text:style-name="P35"><text:span text:style-name="T78">}</text:span></text:p>
          </draw:text-box>
        </draw:frame>
        <anim:par presentation:node-type="timing-root">
          <anim:par smil:begin="id3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3" presentation:class="page"/>
          <draw:frame presentation:style-name="pr8" draw:text-style-name="P38"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35" draw:id="id35">
        <office:forms form:automatic-focus="false" form:apply-design-mode="fals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8.574cm" svg:height="15.874cm" svg:x="0.847cm" svg:y="2.54cm" presentation:class="outline" presentation:user-transformed="true">
          <draw:text-box>
            <text:p text:style-name="P35"><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 </text:span><text:span text:style-name="T78">// no </text:span><text:span text:style-name="T78">parameterless </text:span><text:span text:style-name="T78">ctor. </text:span><text:span text:style-name="T78"><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80">// complier </text:span><text:span text:style-name="T80">error – </text:span></text:p>
            <text:p text:style-name="P35"><text:span text:style-name="T80"><text:s text:c="14"/></text:span><text:span text:style-name="T80">// no </text:span><text:span text:style-name="T80">parameterless </text:span><text:span text:style-name="T80">ctor. </text:span></text:p>
            <text:p text:style-name="P35"><text:span text:style-name="T80">}</text:span></text:p>
          </draw:text-box>
        </draw:frame>
        <draw:frame draw:name="Rectangle 2" presentation:style-name="pr9" draw:text-style-name="P2" draw:layer="layout" svg:width="23.706cm" svg:height="2.116cm" svg:x="0.847cm" svg:y="0.423cm" presentation:class="title" presentation:user-transformed="true">
          <draw:text-box>
            <text:p text:style-name="P9"><text:span text:style-name="T48">Co</text:span><text:span text:style-name="T48">ns</text:span><text:span text:style-name="T48">tru</text:span><text:span text:style-name="T48">ct</text:span><text:span text:style-name="T48">or</text:span><text:span text:style-name="T48">s </text:span><text:span text:style-name="T48">– </text:span><text:span text:style-name="T48">no </text:span><text:span text:style-name="T48">de</text:span><text:span text:style-name="T48">fa</text:span><text:span text:style-name="T48">ult </text:span><text:span text:style-name="T48">pa</text:span><text:span text:style-name="T48">ra</text:span><text:span text:style-name="T48">m</text:span><text:span text:style-name="T48">et</text:span><text:span text:style-name="T48">erl</text:span><text:span text:style-name="T48">es</text:span><text:span text:style-name="T48">s </text:span><text:span text:style-name="T48">ct</text:span><text:span text:style-name="T48">or</text:span></text:p>
          </draw:text-box>
        </draw:frame>
        <anim:par presentation:node-type="timing-root">
          <anim:par smil:begin="id35.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4"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Destructors" draw:style-name="dp1" draw:master-page-name="כותרת_20_ותוכן" presentation:presentation-page-layout-name="AL2T11" xml:id="id36" draw:id="id36">
        <office:forms form:automatic-focus="false" form:apply-design-mode="false"/>
        <draw:frame draw:name="Rectangle 2" presentation:style-name="pr9" draw:text-style-name="P47" draw:layer="layout" svg:width="23.706cm" svg:height="3.047cm" svg:x="0.847cm" svg:y="0.763cm" presentation:class="title" presentation:user-transformed="true">
          <draw:text-box>
            <text:p text:style-name="P9"><text:span text:style-name="T81">D</text:span><text:span text:style-name="T81">e</text:span><text:span text:style-name="T81">s</text:span><text:span text:style-name="T81">t</text:span><text:span text:style-name="T81">r</text:span><text:span text:style-name="T81">u</text:span><text:span text:style-name="T81">c</text:span><text:span text:style-name="T81">t</text:span><text:span text:style-name="T81">o</text:span><text:span text:style-name="T81">r</text:span><text:span text:style-name="T81">s</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6" draw:text-style-name="P27" draw:layer="layout" svg:width="24.129cm" svg:height="15.662cm" svg:x="0.635cm" svg:y="2.752cm" presentation:class="outline" presentation:user-transformed="true">
          <draw:text-box>
            <text:list text:style-name="L6">
              <text:list-item>
                <text:p text:style-name="P48"><text:span text:style-name="T12">Ensure </text:span><text:span text:style-name="T12">propose </text:span><text:span text:style-name="T12">“cleanup” </text:span><text:span text:style-name="T12">when the </text:span><text:span text:style-name="T12">object is </text:span><text:span text:style-name="T12">destructed</text:span></text:p>
              </text:list-item>
              <text:list-item>
                <text:p text:style-name="P48"><text:span text:style-name="T12">Use for </text:span><text:span text:style-name="T12">freeing </text:span><text:span text:style-name="T12">memory, </text:span><text:span text:style-name="T12">notifying </text:span><text:span text:style-name="T12">related </text:span><text:span text:style-name="T12">objects, </text:span><text:span text:style-name="T12">etc.</text:span></text:p>
              </text:list-item>
            </text:list>
          </draw:text-box>
        </draw:frame>
        <anim:par presentation:node-type="timing-root">
          <anim:par smil:begin="id3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5" presentation:class="page"/>
          <draw:frame presentation:style-name="pr8" draw:text-style-name="P38"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37" draw:id="id37">
        <office:forms form:automatic-focus="false" form:apply-design-mode="false"/>
        <draw:frame draw:name="Rectangle 2" presentation:style-name="pr18" draw:text-style-name="P2" draw:layer="layout" svg:width="24.129cm" svg:height="1.988cm" svg:x="0.635cm" svg:y="0.763cm" presentation:class="title" presentation:user-transformed="true">
          <draw:text-box>
            <text:p text:style-name="P9"><text:span text:style-name="T4">Cl</text:span><text:span text:style-name="T4">as</text:span><text:span text:style-name="T4">s </text:span><text:span text:style-name="T4">B</text:span><text:span text:style-name="T4">as</text:span><text:span text:style-name="T4">ic</text:span><text:span text:style-name="T4">s: </text:span><text:span text:style-name="T4">D</text:span><text:span text:style-name="T4">es</text:span><text:span text:style-name="T4">tr</text:span><text:span text:style-name="T4">uc</text:span><text:span text:style-name="T4">to</text:span><text:span text:style-name="T4">rs</text:span></text:p>
          </draw:text-box>
        </draw:frame>
        <draw:frame draw:name="מציין מיקום של מספר שקופית 5" presentation:style-name="pr19"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0" draw:text-style-name="P27" draw:layer="layout" svg:width="13.334cm" svg:height="15.451cm" svg:x="0.635cm" svg:y="2.752cm" presentation:class="outline" presentation:user-transformed="true">
          <draw:text-box>
            <text:p text:style-name="P49"><text:span text:style-name="T82">#include</text:span><text:span text:style-name="T83"> </text:span><text:span text:style-name="T84">&lt;cstdlib&gt;</text:span><text:span text:style-name="T83"> </text:span><text:span text:style-name="T83"><text:line-break/></text:span><text:span text:style-name="T82">class</text:span><text:span text:style-name="T83"> MyClass </text:span><text:span text:style-name="T83"><text:line-break/></text:span><text:span text:style-name="T83">{ </text:span><text:span text:style-name="T83"><text:line-break/></text:span><text:span text:style-name="T82">public</text:span><text:span text:style-name="T83">: </text:span><text:span text:style-name="T83"><text:line-break/></text:span><text:span text:style-name="T83">   MyClass(); </text:span><text:span text:style-name="T83"><text:line-break/></text:span><text:span text:style-name="T83">   ~MyClass(); </text:span><text:span text:style-name="T85">/</text:span><text:span text:style-name="T85">/ destructor </text:span><text:span text:style-name="T85"><text:line-break/></text:span><text:span text:style-name="T82">private</text:span><text:span text:style-name="T83">: </text:span><text:span text:style-name="T83"><text:line-break/></text:span><text:span text:style-name="T83">   </text:span><text:span text:style-name="T82">char</text:span><text:span text:style-name="T83">* _mem; </text:span><text:span text:style-name="T83"><text:line-break/></text:span><text:span text:style-name="T83">}; </text:span><text:span text:style-name="T83"><text:line-break/></text:span><text:span text:style-name="T83">MyClass::MyClass</text:span><text:span text:style-name="T83">() </text:span><text:span text:style-name="T83"><text:line-break/></text:span><text:span text:style-name="T83">{ </text:span><text:span text:style-name="T83"><text:line-break/></text:span><text:span text:style-name="T83">   _mem=(</text:span><text:span text:style-name="T82">char</text:span><text:span text:style-name="T83">*)m</text:span><text:span text:style-name="T83">alloc(</text:span><text:span text:style-name="T86">1000</text:span><text:span text:style-name="T83">); </text:span><text:span text:style-name="T83"><text:line-break/></text:span><text:span text:style-name="T83">} </text:span><text:span text:style-name="T83"><text:line-break/></text:span><text:span text:style-name="T83">MyClass::~MyClas</text:span><text:span text:style-name="T83">s() </text:span><text:span text:style-name="T83"><text:line-break/></text:span><text:span text:style-name="T83">{ </text:span><text:span text:style-name="T83"><text:line-break/></text:span><text:span text:style-name="T83">   free(_mem); </text:span><text:span text:style-name="T83"><text:line-break/></text:span><text:span text:style-name="T83">} </text:span></text:p>
          </draw:text-box>
        </draw:frame>
        <draw:frame draw:name="Rectangle 4" presentation:style-name="pr21" draw:text-style-name="P27" draw:layer="layout" svg:width="9.312cm" svg:height="15.451cm" svg:x="15.452cm" svg:y="2.752cm" presentation:class="outline" presentation:user-transformed="true">
          <draw:text-box>
            <text:p xml:id="id38" text:id="id38" text:style-name="P35"><text:span text:style-name="T54">int</text:span><text:span text:style-name="T55"> main() </text:span><text:span text:style-name="T55"><text:line-break/></text:span><text:span text:style-name="T55">{ </text:span><text:span text:style-name="T55"><text:line-break/></text:span><text:span text:style-name="T55">   MyClass a; </text:span><text:span text:style-name="T55"><text:line-break/></text:span><text:span text:style-name="T55">   </text:span><text:span text:style-name="T54">if</text:span><text:span text:style-name="T55">( ... ) </text:span><text:span text:style-name="T55"><text:line-break/></text:span><text:span text:style-name="T55">   { </text:span><text:span text:style-name="T55"><text:line-break/></text:span><text:span text:style-name="T55">      MyClass b; </text:span><text:span text:style-name="T55"><text:line-break/></text:span><text:span text:style-name="T55">       </text:span><text:span text:style-name="T55"><text:line-break/></text:span><text:span text:style-name="T55">   } </text:span><text:span text:style-name="T55"><text:line-break/></text:span><text:span text:style-name="T55">    </text:span><text:span text:style-name="T55"><text:line-break/></text:span><text:span text:style-name="T55">} </text:span></text:p>
          </draw:text-box>
        </draw:frame>
        <draw:custom-shape draw:name="AutoShape 5" draw:style-name="gr15" draw:text-style-name="P50" xml:id="id41" draw:id="id41" draw:layer="layout" svg:width="0.859cm" svg:height="0.674cm" svg:x="14.817cm" svg:y="12.449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16" draw:text-style-name="P51" xml:id="id42" draw:id="id42" draw:layer="layout" svg:width="0.859cm" svg:height="0.674cm" svg:x="14.817cm" svg:y="15.2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16" draw:text-style-name="P51" xml:id="id39" draw:id="id39" draw:layer="layout" svg:width="0.859cm" svg:height="0.674cm" svg:x="14.817cm" svg:y="5.927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15" draw:text-style-name="P50" xml:id="id40" draw:id="id40" draw:layer="layout" svg:width="0.859cm" svg:height="0.674cm" svg:x="14.817cm" svg:y="9.948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17" draw:text-style-name="P15" draw:layer="layout" svg:x1="14.605cm" svg:y1="3.175cm" svg:x2="14.64cm" svg:y2="17.877cm">
          <text:p/>
        </draw:line>
        <anim:par presentation:node-type="timing-root">
          <anim:par smil:begin="id37.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xit" presentation:preset-id="ooo-exit-disappear">
                  <anim:set smil:begin="0s" smil:dur="0.001s" smil:fill="hold" smil:targetElement="id39"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xit" presentation:preset-id="ooo-exit-disappear">
                  <anim:set smil:begin="0s" smil:dur="0.001s" smil:fill="hold" smil:targetElement="id40"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xit" presentation:preset-id="ooo-exit-disappear">
                  <anim:set smil:begin="0s" smil:dur="0.001s" smil:fill="hold" smil:targetElement="id41" smil:attributeName="visibility" smil:to="hidden"/>
                </anim:par>
              </anim:par>
            </anim:par>
          </anim:seq>
        </anim:par>
        <presentation:notes draw:style-name="dp4">
          <draw:page-thumbnail draw:style-name="gr7" draw:layer="layout" svg:width="14.212cm" svg:height="10.659cm" svg:x="2.753cm" svg:y="2.16cm" draw:page-number="26" presentation:class="page"/>
          <draw:frame presentation:style-name="pr22" draw:text-style-name="P38" draw:layer="layout" svg:width="15.775cm" svg:height="12.792cm" svg:x="1.972cm" svg:y="13.503cm" presentation:class="notes" presentation:placeholder="true">
            <draw:text-box/>
          </draw:frame>
        </presentation:notes>
      </draw:page>
      <draw:page draw:name="C Interface" draw:style-name="dp3" draw:master-page-name="כותרת_20_ותוכן_5f_" presentation:presentation-page-layout-name="AL2T11" xml:id="id43" draw:id="id43">
        <office:forms form:automatic-focus="false" form:apply-design-mode="false"/>
        <draw:frame draw:name="כותרת 1" presentation:style-name="pr23" draw:text-style-name="P2" draw:layer="layout" svg:width="23.706cm" svg:height="1.776cm" svg:x="0.847cm" svg:y="0.763cm" presentation:class="title" presentation:user-transformed="true">
          <draw:text-box>
            <text:p text:style-name="P9"><text:span text:style-name="T4">C </text:span><text:span text:style-name="T4">st</text:span><text:span text:style-name="T4">ru</text:span><text:span text:style-name="T4">ct </text:span><text:span text:style-name="T4">a</text:span><text:span text:style-name="T4">n</text:span><text:span text:style-name="T4">d </text:span><text:span text:style-name="T4">fu</text:span><text:span text:style-name="T4">nc</text:span><text:span text:style-name="T4">tio</text:span><text:span text:style-name="T4">ns</text:span></text:p>
          </draw:text-box>
        </draw:frame>
        <draw:frame draw:name="מציין מיקום של מספר שקופית 2" presentation:style-name="pr2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25" draw:text-style-name="P27" draw:layer="layout" svg:width="23.706cm" svg:height="15.874cm" svg:x="0.847cm" svg:y="2.54cm" presentation:class="outline" presentation:user-transformed="true">
          <draw:text-box>
            <text:p text:style-name="P35"><text:span text:style-name="T43">struct</text:span><text:span text:style-name="T44"> </text:span><text:span text:style-name="T44">IntList; </text:span><text:span text:style-name="T44"><text:line-break/></text:span><text:span text:style-name="T43">typedef</text:span><text:span text:style-name="T44"> </text:span><text:span text:style-name="T43">struct</text:span><text:span text:style-name="T44"> </text:span><text:span text:style-name="T44">IntList </text:span><text:span text:style-name="T44">IntList; </text:span><text:span text:style-name="T44"><text:line-break/></text:span><text:span text:style-name="T44">IntList* </text:span><text:span text:style-name="T44">intListNew(); </text:span><text:span text:style-name="T44"><text:line-break/></text:span><text:span text:style-name="T43">void</text:span><text:span text:style-name="T44"> </text:span><text:span text:style-name="T44">intListFree( <text:s text:c="2"/></text:span><text:span text:style-name="T44"><text:s text:c="3"/>IntList* </text:span><text:span text:style-name="T44">List ); </text:span><text:span text:style-name="T44"><text:line-break/></text:span><text:span text:style-name="T43">void</text:span><text:span text:style-name="T44"> </text:span><text:span text:style-name="T44">intListPushFro</text:span><text:span text:style-name="T44">nt( IntList* </text:span><text:span text:style-name="T44">List, </text:span><text:span text:style-name="T43">int</text:span><text:span text:style-name="T44"> x); </text:span><text:span text:style-name="T44"><text:line-break/></text:span><text:span text:style-name="T43">void</text:span><text:span text:style-name="T44"> </text:span><text:span text:style-name="T44">intListPushBac</text:span><text:span text:style-name="T44">k( <text:s/>IntList* </text:span><text:span text:style-name="T44">List, </text:span><text:span text:style-name="T43">int</text:span><text:span text:style-name="T44"> x); </text:span><text:span text:style-name="T44"><text:line-break/></text:span><text:span text:style-name="T43">int </text:span><text:span text:style-name="T44"><text:s/></text:span><text:span text:style-name="T44">intListPopFron</text:span><text:span text:style-name="T44">t( <text:s/>IntList* </text:span><text:span text:style-name="T44">List ); </text:span><text:span text:style-name="T44"><text:line-break/></text:span><text:span text:style-name="T43">int</text:span><text:span text:style-name="T44"> <text:s/></text:span><text:span text:style-name="T44">intListPopBack</text:span><text:span text:style-name="T44">( <text:s text:c="2"/>IntList* </text:span><text:span text:style-name="T44">List ); </text:span><text:span text:style-name="T44"><text:line-break/></text:span><text:span text:style-name="T43">int</text:span><text:span text:style-name="T44"> <text:s/></text:span><text:span text:style-name="T44">intListIsEmpty</text:span><text:span text:style-name="T44">( <text:s text:c="2"/>IntList </text:span><text:span text:style-name="T43">const</text:span><text:span text:style-name="T44">* List); </text:span><text:span text:style-name="T87"><text:line-break/></text:span><text:span text:style-name="T87"/></text:p>
            <text:p text:style-name="P35"><text:span text:style-name="T43">typedef void</text:span><text:span text:style-name="T44"> </text:span><text:span text:style-name="T44">(*funcInt)</text:span><text:span text:style-name="T44">( </text:span><text:span text:style-name="T43">int</text:span><text:span text:style-name="T44"> x, </text:span><text:span text:style-name="T43">void</text:span><text:span text:style-name="T44">* </text:span><text:span text:style-name="T44">Data ); </text:span><text:span text:style-name="T44"><text:line-break/></text:span><text:span text:style-name="T43">void</text:span><text:span text:style-name="T44"> </text:span><text:span text:style-name="T44">intListMAPCAR( </text:span><text:span text:style-name="T44"><text:s text:c="3"/>IntList* </text:span><text:span text:style-name="T44">List,</text:span></text:p>
            <text:p text:style-name="P35"><text:span text:style-name="T44"><text:s text:c="15"/></text:span><text:span text:style-name="T44"><text:s text:c="7"/></text:span><text:span text:style-name="T44">funcInt </text:span><text:span text:style-name="T44">Func, </text:span><text:span text:style-name="T43">void</text:span><text:span text:style-name="T44">* </text:span><text:span text:style-name="T44">Data ); </text:span></text:p>
          </draw:text-box>
        </draw:frame>
        <anim:par presentation:node-type="timing-root">
          <anim:par smil:begin="id43.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7" presentation:class="page"/>
          <draw:frame draw:name="מציין מיקום של הערות 2" presentation:style-name="pr26" draw:text-style-name="P6" draw:layer="layout" svg:width="14.463cm" svg:height="12.787cm" svg:x="2.628cm" svg:y="13.507cm" presentation:class="notes" presentation:user-transformed="true">
            <draw:text-box>
              <text:p text:style-name="P37"><text:span text:style-name="T58">Prel</text:span><text:span text:style-name="T58">ud</text:span><text:span text:style-name="T58">e </text:span><text:span text:style-name="T58">to </text:span><text:span text:style-name="T58">sli</text:span><text:span text:style-name="T58">de </text:span><text:span text:style-name="T58">m</text:span><text:span text:style-name="T58">all</text:span><text:span text:style-name="T58">oc</text:span><text:span text:style-name="T58">/fr</text:span><text:span text:style-name="T58">ee </text:span><text:span text:style-name="T58">vs</text:span><text:span text:style-name="T58">. </text:span><text:span text:style-name="T58">ne</text:span><text:span text:style-name="T58">w/</text:span><text:span text:style-name="T58">de</text:span><text:span text:style-name="T58">let</text:span><text:span text:style-name="T58">e, </text:span></text:p>
              <text:p text:style-name="P37"><text:span text:style-name="T58">BUT </text:span><text:span text:style-name="T58">– </text:span><text:span text:style-name="T58">als</text:span><text:span text:style-name="T58">o </text:span><text:span text:style-name="T58">a </text:span><text:span text:style-name="T58">ch</text:span><text:span text:style-name="T58">an</text:span><text:span text:style-name="T58">ce </text:span><text:span text:style-name="T58">to </text:span><text:span text:style-name="T58">co</text:span><text:span text:style-name="T58">m</text:span><text:span text:style-name="T58">pa</text:span><text:span text:style-name="T58">re </text:span><text:span text:style-name="T58">c </text:span><text:span text:style-name="T58">st</text:span><text:span text:style-name="T58">yle </text:span><text:span text:style-name="T58">int</text:span><text:span text:style-name="T58">erf</text:span><text:span text:style-name="T58">ac</text:span><text:span text:style-name="T58">e </text:span><text:span text:style-name="T58">wit</text:span><text:span text:style-name="T58">h </text:span><text:span text:style-name="T58">c+</text:span><text:span text:style-name="T58">+</text:span></text:p>
            </draw:text-box>
          </draw:frame>
          <draw:frame draw:name="מציין מיקום של מספר שקופית 3" presentation:style-name="pr27"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C++ Class" draw:style-name="dp1" draw:master-page-name="כותרת_20_ותוכן" presentation:presentation-page-layout-name="AL2T11" xml:id="id44" draw:id="id44">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text:span><text:span text:style-name="T4">+</text:span><text:span text:style-name="T4">+ </text:span><text:span text:style-name="T4">Cl</text:span><text:span text:style-name="T4">as</text:span><text:span text:style-name="T4">s</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12.065cm" svg:height="15.662cm" svg:x="0.635cm" svg:y="2.752cm" presentation:class="outline" presentation:user-transformed="true">
          <draw:text-box>
            <text:p text:style-name="P35"><text:span text:style-name="T88">In header file:</text:span></text:p>
            <text:p text:style-name="P35"><text:span text:style-name="T43">class</text:span><text:span text:style-name="T44"> IntList </text:span><text:span text:style-name="T44"><text:line-break/></text:span><text:span text:style-name="T44">{ </text:span><text:span text:style-name="T44"><text:line-break/></text:span><text:span text:style-name="T43">public</text:span><text:span text:style-name="T44">: </text:span><text:span text:style-name="T44"><text:line-break/></text:span><text:span text:style-name="T44">  IntList(); </text:span><text:span text:style-name="T44"><text:line-break/></text:span><text:span text:style-name="T44">  ~IntList(); </text:span><text:span text:style-name="T44"><text:line-break/></text:span><text:span text:style-name="T44">  </text:span><text:span text:style-name="T43">void</text:span><text:span text:style-name="T44"> </text:span><text:span text:style-name="T44">pushFront(</text:span><text:span text:style-name="T43">int </text:span><text:span text:style-name="T44">x); </text:span><text:span text:style-name="T44"><text:line-break/></text:span><text:span text:style-name="T44">  </text:span><text:span text:style-name="T43">void</text:span><text:span text:style-name="T44"> </text:span><text:span text:style-name="T44">pushBack(</text:span><text:span text:style-name="T43">int</text:span><text:span text:style-name="T44"> </text:span><text:span text:style-name="T44">x); </text:span><text:span text:style-name="T44"><text:line-break/></text:span><text:span text:style-name="T44">  </text:span><text:span text:style-name="T43">int</text:span><text:span text:style-name="T44"> </text:span><text:span text:style-name="T44">popFront(); </text:span><text:span text:style-name="T44"><text:line-break/></text:span><text:span text:style-name="T44">  </text:span><text:span text:style-name="T43">int</text:span><text:span text:style-name="T44"> </text:span><text:span text:style-name="T44">popBack(); </text:span><text:span text:style-name="T44"><text:line-break/></text:span><text:span text:style-name="T44">  </text:span><text:span text:style-name="T43">bool</text:span><text:span text:style-name="T44"> </text:span><text:span text:style-name="T44">isEmpty() </text:span><text:span text:style-name="T43">const</text:span><text:span text:style-name="T44">; </text:span></text:p>
          </draw:text-box>
        </draw:frame>
        <draw:frame draw:style-name="gr18" draw:text-style-name="P52" draw:layer="layout" svg:width="11.022cm" svg:height="15.442cm" svg:x="13.362cm" svg:y="2.592cm">
          <draw:text-box>
            <text:p text:style-name="P35"><text:span text:style-name="T43">pri</text:span><text:span text:style-name="T43">vat</text:span><text:span text:style-name="T43">e</text:span><text:span text:style-name="T44">: </text:span><text:span text:style-name="T44"><text:line-break/></text:span><text:span text:style-name="T44">  </text:span><text:span text:style-name="T43">str</text:span><text:span text:style-name="T43">uct</text:span><text:span text:style-name="T44"> </text:span><text:span text:style-name="T44">Nod</text:span><text:span text:style-name="T44">e </text:span><text:span text:style-name="T44"><text:line-break/></text:span><text:span text:style-name="T44">  { </text:span><text:span text:style-name="T44"><text:line-break/></text:span><text:span text:style-name="T44">   </text:span><text:span text:style-name="T44">   </text:span><text:span text:style-name="T43">int</text:span><text:span text:style-name="T44"> </text:span><text:span text:style-name="T44">val</text:span><text:span text:style-name="T44">ue; </text:span><text:span text:style-name="T44"><text:line-break/></text:span><text:span text:style-name="T44">   </text:span><text:span text:style-name="T44">   </text:span><text:span text:style-name="T44">Nod</text:span><text:span text:style-name="T44">e </text:span><text:span text:style-name="T44">*ne</text:span><text:span text:style-name="T44">xt; </text:span><text:span text:style-name="T44"><text:line-break/></text:span><text:span text:style-name="T44">   </text:span><text:span text:style-name="T44">   </text:span><text:span text:style-name="T44">Nod</text:span><text:span text:style-name="T44">e </text:span><text:span text:style-name="T44">*pr</text:span><text:span text:style-name="T44">ev; </text:span><text:span text:style-name="T44"><text:line-break/></text:span><text:span text:style-name="T44">  }</text:span><text:span text:style-name="T44">; </text:span><text:span text:style-name="T44"><text:line-break/></text:span><text:span text:style-name="T44">  </text:span><text:span text:style-name="T44">Nod</text:span><text:span text:style-name="T44">e* </text:span><text:span text:style-name="T44">m_s</text:span><text:span text:style-name="T44">tar</text:span><text:span text:style-name="T44">t; </text:span><text:span text:style-name="T44"><text:line-break/></text:span><text:span text:style-name="T44"> </text:span><text:span text:style-name="T44"> No</text:span><text:span text:style-name="T44">de* </text:span><text:span text:style-name="T44">m_e</text:span><text:span text:style-name="T44">nd; </text:span><text:span text:style-name="T44"><text:line-break/></text:span><text:span text:style-name="T44">}; </text:span><text:span text:style-name="T44"><text:line-break/></text:span><text:span text:style-name="T44"/></text:p>
            <text:p text:style-name="P35"><text:span text:style-name="T44"><text:line-break/></text:span><text:span text:style-name="T44"/></text:p>
          </draw:text-box>
        </draw:frame>
        <anim:par presentation:node-type="timing-root">
          <anim:par smil:begin="id44.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58">PR</text:span><text:span text:style-name="T58">O</text:span><text:span text:style-name="T58">S </text:span><text:span text:style-name="T58">an</text:span><text:span text:style-name="T58">d </text:span><text:span text:style-name="T58">C</text:span><text:span text:style-name="T58">O</text:span><text:span text:style-name="T58">N</text:span><text:span text:style-name="T58">S:</text:span></text:p>
              <text:p text:style-name="P37"><text:span text:style-name="T58">Mor</text:span><text:span text:style-name="T58">e </text:span><text:span text:style-name="T58">str</text:span><text:span text:style-name="T58">uc</text:span><text:span text:style-name="T58">tur</text:span><text:span text:style-name="T58">ed</text:span><text:span text:style-name="T58">, </text:span><text:span text:style-name="T58">"O</text:span><text:span text:style-name="T58">O"</text:span></text:p>
              <text:p text:style-name="P37"><text:span text:style-name="T58">Rev</text:span><text:span text:style-name="T58">ea</text:span><text:span text:style-name="T58">ls </text:span><text:span text:style-name="T58">th</text:span><text:span text:style-name="T58">e </text:span><text:span text:style-name="T58">pri</text:span><text:span text:style-name="T58">va</text:span><text:span text:style-name="T58">te </text:span><text:span text:style-name="T58">im</text:span><text:span text:style-name="T58">pl</text:span><text:span text:style-name="T58">e</text:span><text:span text:style-name="T58">m</text:span><text:span text:style-name="T58">en</text:span><text:span text:style-name="T58">tat</text:span><text:span text:style-name="T58">io</text:span><text:span text:style-name="T58">n!!</text:span><text:span text:style-name="T58">!!</text:span></text:p>
              <text:p text:style-name="P37"><text:span text:style-name="T58">It is </text:span><text:span text:style-name="T58">pr</text:span><text:span text:style-name="T58">ot</text:span><text:span text:style-name="T58">ec</text:span><text:span text:style-name="T58">te</text:span><text:span text:style-name="T58">d </text:span><text:span text:style-name="T58">fro</text:span><text:span text:style-name="T58">m </text:span><text:span text:style-name="T58">ch</text:span><text:span text:style-name="T58">an</text:span><text:span text:style-name="T58">ge</text:span><text:span text:style-name="T58">, </text:span><text:span text:style-name="T58">bu</text:span><text:span text:style-name="T58">t if </text:span><text:span text:style-name="T58">yo</text:span><text:span text:style-name="T58">u </text:span><text:span text:style-name="T58">wa</text:span><text:span text:style-name="T58">nt </text:span><text:span text:style-name="T58">to </text:span><text:span text:style-name="T58">ch</text:span><text:span text:style-name="T58">an</text:span><text:span text:style-name="T58">ge </text:span><text:span text:style-name="T58">th</text:span><text:span text:style-name="T58">e </text:span><text:span text:style-name="T58">im</text:span><text:span text:style-name="T58">pl</text:span><text:span text:style-name="T58">e</text:span><text:span text:style-name="T58">m</text:span><text:span text:style-name="T58">en</text:span><text:span text:style-name="T58">tat</text:span><text:span text:style-name="T58">io</text:span><text:span text:style-name="T58">n </text:span><text:span text:style-name="T58">yo</text:span><text:span text:style-name="T58">u </text:span><text:span text:style-name="T58">m</text:span><text:span text:style-name="T58">us</text:span><text:span text:style-name="T58">t </text:span><text:span text:style-name="T58">ch</text:span><text:span text:style-name="T58">an</text:span><text:span text:style-name="T58">ge </text:span><text:span text:style-name="T58">th</text:span><text:span text:style-name="T58">e </text:span><text:span text:style-name="T58">he</text:span><text:span text:style-name="T58">ad</text:span><text:span text:style-name="T58">er </text:span><text:span text:style-name="T58">file</text:span><text:span text:style-name="T58">.</text:span></text:p>
              <text:p text:style-name="P37"><text:span text:style-name="T58"/></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Classes &amp; Memory allocation" draw:style-name="dp1" draw:master-page-name="שני_20_תכנים" presentation:presentation-page-layout-name="AL3T3" xml:id="id45" draw:id="id45">
        <office:forms form:automatic-focus="false" form:apply-design-mode="false"/>
        <draw:frame draw:name="Rectangle 2" presentation:style-name="pr18" draw:text-style-name="P2" draw:layer="layout" svg:width="24.129cm" svg:height="1.988cm" svg:x="0.635cm" svg:y="0.763cm" presentation:class="title" presentation:user-transformed="true">
          <draw:text-box>
            <text:p text:style-name="P9"><text:span text:style-name="T4">Cl</text:span><text:span text:style-name="T4">as</text:span><text:span text:style-name="T4">se</text:span><text:span text:style-name="T4">s </text:span><text:span text:style-name="T4">&amp; </text:span><text:span text:style-name="T4">M</text:span><text:span text:style-name="T4">e</text:span><text:span text:style-name="T4">m</text:span><text:span text:style-name="T4">or</text:span><text:span text:style-name="T4">y </text:span><text:span text:style-name="T4">all</text:span><text:span text:style-name="T4">oc</text:span><text:span text:style-name="T4">ati</text:span><text:span text:style-name="T4">o</text:span><text:span text:style-name="T4">n</text:span></text:p>
          </draw:text-box>
        </draw:frame>
        <draw:frame draw:name="מציין מיקום של מספר שקופית 5" presentation:style-name="pr19"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27" draw:layer="layout" svg:width="24.129cm" svg:height="15.662cm" svg:x="0.635cm" svg:y="2.752cm" presentation:class="outline" presentation:user-transformed="true">
          <draw:text-box>
            <text:p text:style-name="P25"><text:span text:style-name="T66">Consider this C+</text:span><text:span text:style-name="T66">+ code</text:span></text:p>
            <text:p text:style-name="P25"><text:span text:style-name="T66"/></text:p>
            <text:p text:style-name="P35"><text:span text:style-name="T52">main() </text:span><text:span text:style-name="T52"><text:line-break/></text:span><text:span text:style-name="T52">{ </text:span><text:span text:style-name="T52"><text:line-break/></text:span><text:span text:style-name="T52">   IntList </text:span><text:span text:style-name="T52">L; </text:span><text:span text:style-name="T52"><text:line-break/></text:span><text:span text:style-name="T52">   … </text:span><text:span text:style-name="T52"><text:line-break/></text:span><text:span text:style-name="T52">} </text:span><text:span text:style-name="T55"><text:line-break/></text:span><text:span text:style-name="T55"/></text:p>
            <text:p text:style-name="P25"><text:span text:style-name="T66">What is the </text:span><text:span text:style-name="T66">difference?</text:span></text:p>
          </draw:text-box>
        </draw:frame>
        <draw:frame draw:name="Rectangle 4" presentation:style-name="pr20" draw:text-style-name="P27" draw:layer="layout" svg:width="11.684cm" svg:height="15.662cm" svg:x="13.208cm" svg:y="2.88cm" presentation:class="outline" presentation:user-transformed="true">
          <draw:text-box>
            <text:p text:style-name="P25"><text:span text:style-name="T75">Compare to C </text:span><text:span text:style-name="T75">style:</text:span></text:p>
            <text:p text:style-name="P35"><text:span text:style-name="T36">main() </text:span><text:span text:style-name="T36"><text:line-break/></text:span><text:span text:style-name="T36">{ </text:span><text:span text:style-name="T36"><text:line-break/></text:span><text:span text:style-name="T36">   IntList* L </text:span><text:span text:style-name="T36">= <text:s text:c="2"/></text:span></text:p>
            <text:p text:style-name="P35"><text:span text:style-name="T36"><text:s text:c="3"/></text:span><text:span text:style-name="T36">intListNew()</text:span></text:p>
            <text:p text:style-name="P35"><text:span text:style-name="T36"><text:s text:c="3"/>…</text:span></text:p>
            <text:p text:style-name="P35"><text:span text:style-name="T36"><text:s text:c="3"/></text:span><text:span text:style-name="T36">intListFree(L</text:span><text:span text:style-name="T36">)</text:span><text:span text:style-name="T36"><text:line-break/></text:span><text:span text:style-name="T36">} </text:span><text:span text:style-name="T36"><text:line-break/></text:span><text:span text:style-name="T44"><text:line-break/></text:span><text:span text:style-name="T44"/></text:p>
            <text:p text:style-name="P35"><text:span text:style-name="T44"><text:line-break/></text:span><text:span text:style-name="T44"/></text:p>
          </draw:text-box>
        </draw:frame>
        <anim:par presentation:node-type="timing-root">
          <anim:par smil:begin="id4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9" presentation:class="page"/>
          <draw:frame presentation:style-name="pr22" draw:text-style-name="P38"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46" draw:id="id46">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l</text:span><text:span text:style-name="T4">as</text:span><text:span text:style-name="T4">se</text:span><text:span text:style-name="T4">s </text:span><text:span text:style-name="T4">&amp; </text:span><text:span text:style-name="T4">M</text:span><text:span text:style-name="T4">e</text:span><text:span text:style-name="T4">m</text:span><text:span text:style-name="T4">or</text:span><text:span text:style-name="T4">y </text:span><text:span text:style-name="T4">all</text:span><text:span text:style-name="T4">oc</text:span><text:span text:style-name="T4">ati</text:span><text:span text:style-name="T4">o</text:span><text:span text:style-name="T4">n</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35"><text:span text:style-name="T52">IntList* L = (IntList*)malloc(</text:span><text:span text:style-name="T89">sizeof</text:span><text:span text:style-name="T52">(IntList)); </text:span></text:p>
            <text:p text:style-name="P35"><text:span text:style-name="T12">Does not call constructor!</text:span></text:p>
            <text:p text:style-name="P25"><text:span text:style-name="T12">Internal data members are not initialized</text:span></text:p>
            <text:p text:style-name="P25"><text:span text:style-name="T12"/></text:p>
            <text:p xml:id="id47" text:id="id47" text:style-name="P35"><text:span text:style-name="T52">free(L); </text:span><text:span text:style-name="T52"><text:line-break/></text:span><text:span text:style-name="T12">Does not call destructor!</text:span></text:p>
            <text:p xml:id="id48" text:id="id48" text:style-name="P25"><text:span text:style-name="T12">Internal data members are not freed</text:span></text:p>
            <text:p text:style-name="P25"><text:span text:style-name="T12"/></text:p>
            <text:p text:style-name="P25"><text:span text:style-name="T12"/></text:p>
          </draw:text-box>
        </draw:frame>
        <anim:par presentation:node-type="timing-root">
          <anim:par smil:begin="id46.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3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58">Wha</text:span><text:span text:style-name="T58">t </text:span><text:span text:style-name="T58">sh</text:span><text:span text:style-name="T58">ou</text:span><text:span text:style-name="T58">ld </text:span><text:span text:style-name="T58">we </text:span><text:span text:style-name="T58">do</text:span><text:span text:style-name="T58">? </text:span></text:p>
              <text:p text:style-name="P37"><text:span text:style-name="T58">crea</text:span><text:span text:style-name="T58">te</text:span><text:span text:style-name="T58">O</text:span><text:span text:style-name="T58">bj </text:span><text:span text:style-name="T58">an</text:span><text:span text:style-name="T58">d </text:span><text:span text:style-name="T58">fre</text:span><text:span text:style-name="T58">e</text:span><text:span text:style-name="T58">O</text:span><text:span text:style-name="T58">bj </text:span><text:span text:style-name="T58">fu</text:span><text:span text:style-name="T58">nc</text:span><text:span text:style-name="T58">tio</text:span><text:span text:style-name="T58">ns</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new &amp; delete" draw:style-name="dp1" draw:master-page-name="כותרת_20_ותוכן" presentation:presentation-page-layout-name="AL2T11" xml:id="id49" draw:id="id49">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text:span><text:span text:style-name="T4">e</text:span><text:span text:style-name="T4">w </text:span><text:span text:style-name="T4">&amp; </text:span><text:span text:style-name="T4">d</text:span><text:span text:style-name="T4">el</text:span><text:span text:style-name="T4">et</text:span><text:span text:style-name="T4">e</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25"><text:span text:style-name="T12">Special </text:span><text:span text:style-name="T12">operators:</text:span></text:p>
            <text:p text:style-name="P25"><text:span text:style-name="T12"/></text:p>
            <text:p text:style-name="P35"><text:span text:style-name="T52">IntList *L </text:span><text:span text:style-name="T52">= </text:span><text:span text:style-name="T89">new</text:span><text:span text:style-name="T52"> </text:span><text:span text:style-name="T52">IntList; </text:span></text:p>
            <text:list text:style-name="L6">
              <text:list-item>
                <text:p text:style-name="P35"><text:span text:style-name="T12">Allocate </text:span><text:span text:style-name="T12">memory</text:span></text:p>
              </text:list-item>
              <text:list-item>
                <text:p text:style-name="P35"><text:span text:style-name="T12">Call </text:span><text:span text:style-name="T12">constructor</text:span></text:p>
              </text:list-item>
              <text:list-item>
                <text:p text:style-name="P35"><text:span text:style-name="T12">Return </text:span><text:span text:style-name="T12">pointer to </text:span><text:span text:style-name="T12">the </text:span><text:span text:style-name="T12">constructe</text:span><text:span text:style-name="T12">d object</text:span></text:p>
              </text:list-item>
            </text:list>
            <text:p text:style-name="P25"><text:span text:style-name="T12"/></text:p>
            <text:p text:style-name="P35"><text:span text:style-name="T89">delete</text:span><text:span text:style-name="T52"> L;</text:span></text:p>
            <text:list text:style-name="L7">
              <text:list-item>
                <text:p text:style-name="P35"><text:span text:style-name="T90">Call </text:span><text:span text:style-name="T90">destructor</text:span></text:p>
              </text:list-item>
              <text:list-item>
                <text:p text:style-name="P25"><text:span text:style-name="T90">Free </text:span><text:span text:style-name="T90">memory</text:span></text:p>
              </text:list-item>
            </text:list>
            <text:p text:style-name="P25"><text:span text:style-name="T12"/></text:p>
            <text:p text:style-name="P25"><text:span text:style-name="T12"/></text:p>
          </draw:text-box>
        </draw:frame>
        <anim:par presentation:node-type="timing-root">
          <anim:par smil:begin="id4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1" presentation:class="page"/>
          <draw:frame presentation:style-name="pr8" draw:text-style-name="P38"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50" draw:id="id50">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text:span><text:span text:style-name="T4">e</text:span><text:span text:style-name="T4">w </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2">Can be used </text:span><text:span text:style-name="T12">with any type:</text:span></text:p>
            <text:p text:style-name="P35"><text:span text:style-name="T89">int</text:span><text:span text:style-name="T52"> *i = </text:span><text:span text:style-name="T89">new</text:span><text:span text:style-name="T52"> </text:span><text:span text:style-name="T89">int</text:span><text:span text:style-name="T52">; </text:span><text:span text:style-name="T52"><text:line-break/></text:span><text:span text:style-name="T89">char</text:span><text:span text:style-name="T52"> **p = </text:span><text:span text:style-name="T89">new</text:span><text:span text:style-name="T52"> (</text:span><text:span text:style-name="T89">char</text:span><text:span text:style-name="T52"> </text:span><text:span text:style-name="T52">*); </text:span></text:p>
            <text:list text:style-name="L8">
              <text:list-item>
                <text:p text:style-name="P25"><text:span text:style-name="T30">new is a global </text:span><text:span text:style-name="T30">operator</text:span></text:p>
              </text:list-item>
              <text:list-item>
                <text:p text:style-name="P25"><text:span text:style-name="T30">new </text:span><text:span text:style-name="T91">expression</text:span><text:span text:style-name="T92"> </text:span><text:span text:style-name="T30">invokes the </text:span><text:span text:style-name="T30">new </text:span><text:span text:style-name="T91">operator</text:span><text:span text:style-name="T92"> <text:s/></text:span><text:span text:style-name="T30">to allocate </text:span><text:span text:style-name="T30">memory, and </text:span><text:span text:style-name="T30">then calls ctor</text:span></text:p>
              </text:list-item>
              <text:list-item>
                <text:p text:style-name="P25"><text:span text:style-name="T30">Can be </text:span><text:span text:style-name="T30">overloaded (or </text:span><text:span text:style-name="T92">replaced</text:span><text:span text:style-name="T30">)</text:span></text:p>
              </text:list-item>
              <text:list-item>
                <text:p text:style-name="P25"><text:span text:style-name="T30">By default, </text:span><text:span text:style-name="T30">failure throws </text:span><text:span text:style-name="T30">exception. Can </text:span><text:span text:style-name="T30">be changed.</text:span></text:p>
              </text:list-item>
              <text:list-item>
                <text:p text:style-name="P25"><text:span text:style-name="T30">See &lt;new&gt; </text:span><text:span text:style-name="T30">header</text:span></text:p>
              </text:list-item>
            </text:list>
          </draw:text-box>
        </draw:frame>
        <anim:par presentation:node-type="timing-root">
          <anim:par smil:begin="id50.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32"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58">Repl</text:span><text:span text:style-name="T58">aci</text:span><text:span text:style-name="T58">ng </text:span><text:span text:style-name="T58">– </text:span><text:span text:style-name="T58">th</text:span><text:span text:style-name="T58">e </text:span><text:span text:style-name="T58">gl</text:span><text:span text:style-name="T58">ob</text:span><text:span text:style-name="T58">al </text:span><text:span text:style-name="T58">op</text:span><text:span text:style-name="T58">er</text:span><text:span text:style-name="T58">at</text:span><text:span text:style-name="T58">or </text:span><text:span text:style-name="T58">ne</text:span><text:span text:style-name="T58">w(</text:span><text:span text:style-name="T58">) </text:span><text:span text:style-name="T58">isn</text:span><text:span text:style-name="T58">'t </text:span><text:span text:style-name="T58">ov</text:span><text:span text:style-name="T58">erl</text:span><text:span text:style-name="T58">oa</text:span><text:span text:style-name="T58">de</text:span><text:span text:style-name="T58">d </text:span><text:span text:style-name="T58">bu</text:span><text:span text:style-name="T58">t </text:span><text:span text:style-name="T58">sp</text:span><text:span text:style-name="T58">eci</text:span><text:span text:style-name="T58">al </text:span><text:span text:style-name="T58">be</text:span><text:span text:style-name="T58">ha</text:span><text:span text:style-name="T58">vio</text:span><text:span text:style-name="T58">r – </text:span><text:span text:style-name="T58">us</text:span><text:span text:style-name="T58">er </text:span><text:span text:style-name="T58">de</text:span><text:span text:style-name="T58">fin</text:span><text:span text:style-name="T58">ed </text:span><text:span text:style-name="T58">fu</text:span><text:span text:style-name="T58">nc</text:span><text:span text:style-name="T58">tio</text:span><text:span text:style-name="T58">n </text:span><text:span text:style-name="T58">wil</text:span><text:span text:style-name="T58">l </text:span><text:span text:style-name="T58">re</text:span><text:span text:style-name="T58">pl</text:span><text:span text:style-name="T58">ac</text:span><text:span text:style-name="T58">e </text:span><text:span text:style-name="T58">(ef</text:span><text:span text:style-name="T58">fe</text:span><text:span text:style-name="T58">cti</text:span><text:span text:style-name="T58">vel</text:span><text:span text:style-name="T58">y </text:span><text:span text:style-name="T58">hi</text:span><text:span text:style-name="T58">de</text:span><text:span text:style-name="T58">) </text:span><text:span text:style-name="T58">th</text:span><text:span text:style-name="T58">e </text:span><text:span text:style-name="T58">pr</text:span><text:span text:style-name="T58">e </text:span><text:span text:style-name="T58">de</text:span><text:span text:style-name="T58">fin</text:span><text:span text:style-name="T58">ed</text:span><text:span text:style-name="T58">. </text:span><text:span text:style-name="T58">By </text:span><text:span text:style-name="T58">st</text:span><text:span text:style-name="T58">an</text:span><text:span text:style-name="T58">da</text:span><text:span text:style-name="T58">rd, </text:span><text:span text:style-name="T58">ea</text:span><text:span text:style-name="T58">ch </text:span><text:span text:style-name="T58">c+</text:span><text:span text:style-name="T58">+ </text:span><text:span text:style-name="T58">im</text:span><text:span text:style-name="T58">pl</text:span><text:span text:style-name="T58">e</text:span><text:span text:style-name="T58">m</text:span><text:span text:style-name="T58">en</text:span><text:span text:style-name="T58">tat</text:span><text:span text:style-name="T58">io</text:span><text:span text:style-name="T58">n </text:span><text:span text:style-name="T58">sh</text:span><text:span text:style-name="T58">ou</text:span><text:span text:style-name="T58">ld </text:span><text:span text:style-name="T58">pr</text:span><text:span text:style-name="T58">ovi</text:span><text:span text:style-name="T58">de </text:span><text:span text:style-name="T58">a </text:span><text:span text:style-name="T58">gl</text:span><text:span text:style-name="T58">ob</text:span><text:span text:style-name="T58">al </text:span><text:span text:style-name="T58">op</text:span><text:span text:style-name="T58">er</text:span><text:span text:style-name="T58">at</text:span><text:span text:style-name="T58">or </text:span><text:span text:style-name="T58">ne</text:span><text:span text:style-name="T58">w(</text:span><text:span text:style-name="T58">) </text:span><text:span text:style-name="T58">fu</text:span><text:span text:style-name="T58">nc</text:span><text:span text:style-name="T58">tio</text:span><text:span text:style-name="T58">n </text:span><text:span text:style-name="T58">th</text:span><text:span text:style-name="T58">at </text:span><text:span text:style-name="T58">ca</text:span><text:span text:style-name="T58">n </text:span><text:span text:style-name="T58">be </text:span><text:span text:style-name="T58">re</text:span><text:span text:style-name="T58">pl</text:span><text:span text:style-name="T58">ac</text:span><text:span text:style-name="T58">ed</text:span><text:span text:style-name="T58">.</text:span></text:p>
              <text:p text:style-name="P37"><text:span text:style-name="T58">Ove</text:span><text:span text:style-name="T58">rlo</text:span><text:span text:style-name="T58">ad</text:span><text:span text:style-name="T58">ed </text:span><text:span text:style-name="T58">– </text:span><text:span text:style-name="T58">ins</text:span><text:span text:style-name="T58">id</text:span><text:span text:style-name="T58">e </text:span><text:span text:style-name="T58">a </text:span><text:span text:style-name="T58">sp</text:span><text:span text:style-name="T58">eci</text:span><text:span text:style-name="T58">fic </text:span><text:span text:style-name="T58">cla</text:span><text:span text:style-name="T58">ss </text:span><text:span text:style-name="T58">yo</text:span><text:span text:style-name="T58">u </text:span><text:span text:style-name="T58">ca</text:span><text:span text:style-name="T58">n </text:span><text:span text:style-name="T58">ov</text:span><text:span text:style-name="T58">erl</text:span><text:span text:style-name="T58">oa</text:span><text:span text:style-name="T58">d </text:span><text:span text:style-name="T58">th</text:span><text:span text:style-name="T58">e </text:span><text:span text:style-name="T58">op</text:span><text:span text:style-name="T58">er</text:span><text:span text:style-name="T58">at</text:span><text:span text:style-name="T58">or </text:span><text:span text:style-name="T58">for </text:span><text:span text:style-name="T58">th</text:span><text:span text:style-name="T58">at </text:span><text:span text:style-name="T58">cla</text:span><text:span text:style-name="T58">ss</text:span><text:span text:style-name="T58">.</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Global operator new (simplified)" draw:style-name="dp3" draw:master-page-name="כותרת_20_ותוכן" presentation:presentation-page-layout-name="AL2T11" xml:id="id51" draw:id="id51">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Gl</text:span><text:span text:style-name="T4">o</text:span><text:span text:style-name="T4">b</text:span><text:span text:style-name="T4">al </text:span><text:span text:style-name="T93">o</text:span><text:span text:style-name="T93">p</text:span><text:span text:style-name="T93">er</text:span><text:span text:style-name="T93">at</text:span><text:span text:style-name="T93">or</text:span><text:span text:style-name="T4"> </text:span><text:span text:style-name="T4">n</text:span><text:span text:style-name="T4">e</text:span><text:span text:style-name="T4">w </text:span><text:span text:style-name="T4">(si</text:span><text:span text:style-name="T4">m</text:span><text:span text:style-name="T4">pli</text:span><text:span text:style-name="T4">fie</text:span><text:span text:style-name="T4">d)</text:span></text:p>
          </draw:text-box>
        </draw:frame>
        <draw:frame draw:name="מציין מיקום של מספר שקופית 2"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7" draw:text-style-name="P27" draw:layer="layout" svg:width="23.706cm" svg:height="15.874cm" svg:x="0.847cm" svg:y="2.54cm" presentation:class="outline" presentation:user-transformed="true">
          <draw:text-box>
            <text:p text:style-name="P53"><text:span text:style-name="T54">void</text:span><text:span text:style-name="T55"> *</text:span><text:span text:style-name="T54">operator</text:span><text:span text:style-name="T55"> </text:span><text:span text:style-name="T54">new</text:span><text:span text:style-name="T55">(size_t </text:span><text:span text:style-name="T55">size)</text:span></text:p>
            <text:p text:style-name="P53"><text:span text:style-name="T55">{ </text:span><text:span text:style-name="T55"><text:line-break/></text:span><text:span text:style-name="T55">  <text:s/></text:span><text:span text:style-name="T54">void</text:span><text:span text:style-name="T55"> *p; </text:span><text:span text:style-name="T55"><text:line-break/></text:span><text:span text:style-name="T55">   </text:span><text:span text:style-name="T54">if</text:span><text:span text:style-name="T55">((p = </text:span><text:span text:style-name="T55">malloc(size)) </text:span><text:span text:style-name="T55">== </text:span><text:span text:style-name="T94">0</text:span><text:span text:style-name="T55">) </text:span><text:span text:style-name="T55"><text:line-break/></text:span><text:span text:style-name="T55"> <text:s text:c="2"/>{ </text:span></text:p>
            <text:p text:style-name="P53"><text:span text:style-name="T55"><text:s text:c="6"/></text:span><text:span text:style-name="T54">throw</text:span><text:span text:style-name="T55"> </text:span><text:span text:style-name="T55">std::bad_alloc</text:span><text:span text:style-name="T55">;</text:span></text:p>
            <text:p text:style-name="P53"><text:span text:style-name="T55">   </text:span><text:span text:style-name="T55">} </text:span><text:span text:style-name="T55"><text:line-break/></text:span><text:span text:style-name="T55">   </text:span><text:span text:style-name="T54">return</text:span><text:span text:style-name="T55"> p; </text:span><text:span text:style-name="T55"><text:line-break/></text:span><text:span text:style-name="T55">}</text:span></text:p>
            <text:p text:style-name="P53"><text:span text:style-name="T55"/></text:p>
          </draw:text-box>
        </draw:frame>
        <anim:par presentation:node-type="timing-root">
          <anim:par smil:begin="id51.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33" presentation:class="page"/>
          <draw:frame presentation:style-name="pr8" draw:text-style-name="P38" draw:layer="layout" svg:width="15.775cm" svg:height="12.792cm" svg:x="1.972cm" svg:y="13.503cm" presentation:class="notes" presentation:placeholder="true">
            <draw:text-box/>
          </draw:frame>
        </presentation:notes>
      </draw:page>
      <draw:page draw:name="New &amp; Constructors" draw:style-name="dp1" draw:master-page-name="כותרת_20_ותוכן" presentation:presentation-page-layout-name="AL2T11" xml:id="id52" draw:id="id52">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text:span><text:span text:style-name="T4">e</text:span><text:span text:style-name="T4">w </text:span><text:span text:style-name="T4">&amp; </text:span><text:span text:style-name="T4">C</text:span><text:span text:style-name="T4">o</text:span><text:span text:style-name="T4">ns</text:span><text:span text:style-name="T4">tr</text:span><text:span text:style-name="T4">uc</text:span><text:span text:style-name="T4">to</text:span><text:span text:style-name="T4">rs</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5"><text:span text:style-name="T43">class</text:span><text:span text:style-name="T44"> MyClass </text:span><text:span text:style-name="T44"><text:line-break/></text:span><text:span text:style-name="T44">{ </text:span><text:span text:style-name="T44"><text:line-break/></text:span><text:span text:style-name="T43">public</text:span><text:span text:style-name="T44">: </text:span><text:span text:style-name="T44"><text:line-break/></text:span><text:span text:style-name="T44">   MyClass(); </text:span><text:span text:style-name="T44"><text:line-break/></text:span><text:span text:style-name="T44">   MyClass( </text:span><text:span text:style-name="T43">in</text:span><text:span text:style-name="T43">t</text:span><text:span text:style-name="T44"> i ); </text:span><text:span text:style-name="T44"><text:line-break/></text:span><text:span text:style-name="T44">   MyClass( </text:span><text:span text:style-name="T43">do</text:span><text:span text:style-name="T43">uble</text:span><text:span text:style-name="T44"> x, </text:span><text:span text:style-name="T43">double</text:span><text:span text:style-name="T44"> </text:span><text:span text:style-name="T44">y ); </text:span><text:span text:style-name="T44"><text:line-break/></text:span><text:span text:style-name="T44">    </text:span><text:span text:style-name="T44"><text:line-break/></text:span><text:span text:style-name="T44">}; </text:span><text:span text:style-name="T44"><text:line-break/></text:span><text:span text:style-name="T44"><text:line-break/></text:span><text:span text:style-name="T44">MyClass* a; </text:span><text:span text:style-name="T44"><text:line-break/></text:span><text:span text:style-name="T44">a = </text:span><text:span text:style-name="T43">new</text:span><text:span text:style-name="T44"> </text:span><text:span text:style-name="T44">MyClass; </text:span><text:span text:style-name="T49">// </text:span><text:span text:style-name="T49">Calls </text:span><text:span text:style-name="T49"><text:line-break/></text:span><text:span text:style-name="T44">a = </text:span><text:span text:style-name="T43">new</text:span><text:span text:style-name="T44"> </text:span><text:span text:style-name="T44">MyClass(</text:span><text:span text:style-name="T76">5</text:span><text:span text:style-name="T44">); </text:span><text:span text:style-name="T49">// </text:span><text:span text:style-name="T49">Calls </text:span><text:span text:style-name="T49"><text:line-break/></text:span><text:span text:style-name="T44">a = </text:span><text:span text:style-name="T43">new</text:span><text:span text:style-name="T44"> </text:span><text:span text:style-name="T44">MyClass( </text:span><text:span text:style-name="T76">1.0</text:span><text:span text:style-name="T44">, </text:span><text:span text:style-name="T76">0.0</text:span><text:span text:style-name="T44"> ); </text:span><text:span text:style-name="T49">// </text:span><text:span text:style-name="T49">Calls </text:span><text:span text:style-name="T49"><text:line-break/></text:span><text:span text:style-name="T44"><text:line-break/></text:span><text:span text:style-name="T44"/></text:p>
            <text:p text:style-name="P35"><text:span text:style-name="T44"><text:line-break/></text:span><text:span text:style-name="T44"/></text:p>
          </draw:text-box>
        </draw:frame>
        <draw:custom-shape draw:name="Oval 4" draw:style-name="gr14" draw:text-style-name="P15" draw:layer="layout" svg:width="0.978cm" svg:height="0.978cm" svg:x="1.094cm" svg:y="6.491cm">
          <text:p text:style-name="P54"><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15" draw:layer="layout" svg:width="0.978cm" svg:height="0.978cm" svg:x="1.116cm" svg:y="7.624cm">
          <text:p text:style-name="P54"><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15" draw:layer="layout" svg:width="0.978cm" svg:height="0.978cm" svg:x="1.138cm" svg:y="8.758cm">
          <text:p text:style-name="P54"><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4" draw:text-style-name="P15" draw:layer="layout" svg:width="0.978cm" svg:height="0.978cm" svg:x="13.335cm" svg:y="14.817cm">
          <text:p text:style-name="P54"><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4" draw:text-style-name="P15" draw:layer="layout" svg:width="0.978cm" svg:height="0.978cm" svg:x="14.393cm" svg:y="16.166cm">
          <text:p text:style-name="P54"><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4" draw:text-style-name="P15" draw:layer="layout" svg:width="0.978cm" svg:height="0.978cm" svg:x="18.627cm" svg:y="17.436cm">
          <text:p text:style-name="P54"><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52.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4" presentation:class="page"/>
          <draw:frame presentation:style-name="pr8" draw:text-style-name="P38"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53" draw:id="id53">
        <office:forms form:automatic-focus="false" form:apply-design-mode="false"/>
        <draw:frame draw:name="Rectangle 2" presentation:style-name="pr9" draw:text-style-name="P2" draw:layer="layout" svg:width="23.706cm" svg:height="1.776cm" svg:x="0.847cm" svg:y="0.254cm" presentation:class="title" presentation:user-transformed="true">
          <draw:text-box>
            <text:p text:style-name="P9"><text:span text:style-name="T4">N</text:span><text:span text:style-name="T4">e</text:span><text:span text:style-name="T4">w </text:span><text:span text:style-name="T4">&amp; </text:span><text:span text:style-name="T4">ar</text:span><text:span text:style-name="T4">ra</text:span><text:span text:style-name="T4">ys</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118cm" presentation:class="outline" presentation:user-transformed="true">
          <draw:text-box>
            <text:p text:style-name="P25"><text:span text:style-name="T12">To allocate </text:span><text:span text:style-name="T12">arrays, use</text:span></text:p>
            <text:p text:style-name="P25"><text:span text:style-name="T12"/></text:p>
            <text:p text:style-name="P35"><text:span text:style-name="T89">int</text:span><text:span text:style-name="T52"> *a = </text:span><text:span text:style-name="T89">new</text:span><text:span text:style-name="T52"> </text:span><text:span text:style-name="T89">int</text:span><text:span text:style-name="T52">[</text:span><text:span text:style-name="T53">10</text:span><text:span text:style-name="T52">]; </text:span><text:span text:style-name="T95">// </text:span><text:span text:style-name="T95">array of 10 </text:span><text:span text:style-name="T95"><text:s text:c="2"/></text:span></text:p>
            <text:p text:style-name="P35"><text:span text:style-name="T95"><text:s text:c="12"/></text:span><text:span text:style-name="T95"><text:s text:c="10"/></text:span><text:span text:style-name="T95">/</text:span><text:span text:style-name="T95">/ints </text:span><text:span text:style-name="T95"><text:line-break/></text:span><text:span text:style-name="T89">size_t</text:span><text:span text:style-name="T52"> n = </text:span><text:span text:style-name="T53">4</text:span><text:span text:style-name="T52">;</text:span></text:p>
            <text:p text:style-name="P35"><text:span text:style-name="T52">IntList *b </text:span><text:span text:style-name="T52">= </text:span><text:span text:style-name="T89">new</text:span><text:span text:style-name="T52"> </text:span><text:span text:style-name="T52">IntList[n]; </text:span><text:span text:style-name="T52"><text:line-break/></text:span><text:span text:style-name="T52"> <text:s text:c="11"/></text:span><text:span text:style-name="T52"><text:s/></text:span><text:span text:style-name="T95">// array </text:span><text:span text:style-name="T95">of n </text:span><text:span text:style-name="T95">IntLists </text:span><text:span text:style-name="T95"><text:line-break/></text:span><text:span text:style-name="T12">Objects in </text:span><text:span text:style-name="T12">allocated </text:span><text:span text:style-name="T12">array must </text:span><text:span text:style-name="T12">have an </text:span><text:span text:style-name="T12">argument-</text:span><text:span text:style-name="T12">less </text:span><text:span text:style-name="T12">constructor!</text:span></text:p>
          </draw:text-box>
        </draw:frame>
        <anim:par presentation:node-type="timing-root">
          <anim:par smil:begin="id5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5" presentation:class="page"/>
          <draw:frame presentation:style-name="pr8" draw:text-style-name="P38"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54" draw:id="id54">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D</text:span><text:span text:style-name="T4">el</text:span><text:span text:style-name="T4">et</text:span><text:span text:style-name="T4">e </text:span><text:span text:style-name="T4">&amp; </text:span><text:span text:style-name="T4">ar</text:span><text:span text:style-name="T4">ra</text:span><text:span text:style-name="T4">ys</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2">Special </text:span><text:span text:style-name="T12">operation to </text:span><text:span text:style-name="T12">delete arrays</text:span></text:p>
            <text:p text:style-name="P25"><text:span text:style-name="T12"/></text:p>
            <text:p text:style-name="P35"><text:span text:style-name="T89">int</text:span><text:span text:style-name="T52"> *a = </text:span><text:span text:style-name="T89">new</text:span><text:span text:style-name="T52"> </text:span><text:span text:style-name="T89">int</text:span><text:span text:style-name="T52">[</text:span><text:span text:style-name="T53">10</text:span><text:span text:style-name="T52">]; </text:span><text:span text:style-name="T52"><text:line-break/></text:span><text:span text:style-name="T89">int</text:span><text:span text:style-name="T52"> *b = </text:span><text:span text:style-name="T89">new</text:span><text:span text:style-name="T52"> </text:span><text:span text:style-name="T89">int</text:span><text:span text:style-name="T52">[</text:span><text:span text:style-name="T53">10</text:span><text:span text:style-name="T52">]; </text:span><text:span text:style-name="T52"><text:line-break/></text:span><text:span text:style-name="T52"><text:line-break/></text:span><text:span text:style-name="T52">delete [] </text:span><text:span text:style-name="T52">a; </text:span><text:span text:style-name="T95">// </text:span><text:span text:style-name="T95">proper </text:span><text:span text:style-name="T95">delete </text:span><text:span text:style-name="T95">command </text:span><text:span text:style-name="T95"><text:line-break/></text:span><text:span text:style-name="T52">delete b; <text:s text:c="2"/></text:span><text:span text:style-name="T52"><text:s/></text:span><text:span text:style-name="T95">// may </text:span><text:span text:style-name="T95">work, but </text:span><text:span text:style-name="T95">may <text:s text:c="2"/></text:span></text:p>
            <text:p text:style-name="P35"><text:span text:style-name="T95"><text:s text:c="12"/></text:span><text:span text:style-name="T95"><text:s/></text:span><text:span text:style-name="T95">// cause </text:span><text:span text:style-name="T95">memory </text:span><text:span text:style-name="T95">leak! </text:span><text:span text:style-name="T95"><text:line-break/></text:span><text:span text:style-name="T52"><text:line-break/></text:span><text:span text:style-name="T52"/></text:p>
            <text:p text:style-name="P35"><text:span text:style-name="T52"><text:line-break/></text:span><text:span text:style-name="T52"/></text:p>
          </draw:text-box>
        </draw:frame>
        <anim:par presentation:node-type="timing-root">
          <anim:par smil:begin="id5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6" presentation:class="page"/>
          <draw:frame presentation:style-name="pr8" draw:text-style-name="P38"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55" draw:id="id55">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Al</text:span><text:span text:style-name="T4">lo</text:span><text:span text:style-name="T4">ca</text:span><text:span text:style-name="T4">te </text:span><text:span text:style-name="T4">ar</text:span><text:span text:style-name="T4">ra</text:span><text:span text:style-name="T4">y </text:span><text:span text:style-name="T4">of </text:span><text:span text:style-name="T4">o</text:span><text:span text:style-name="T4">bj</text:span><text:span text:style-name="T4">ec</text:span><text:span text:style-name="T4">ts </text:span><text:span text:style-name="T4">w/</text:span><text:span text:style-name="T4">o </text:span><text:span text:style-name="T4">d</text:span><text:span text:style-name="T4">ef</text:span><text:span text:style-name="T4">. </text:span><text:span text:style-name="T4">co</text:span><text:span text:style-name="T4">ns</text:span><text:span text:style-name="T4">.</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96">size_t </text:span><text:span text:style-name="T97">n = </text:span><text:span text:style-name="T98">4</text:span><text:span text:style-name="T97">; </text:span><text:span text:style-name="T97"><text:line-break/></text:span><text:span text:style-name="T97">MyClass </text:span><text:span text:style-name="T97">**arr = </text:span><text:span text:style-name="T96">new</text:span><text:span text:style-name="T97"> </text:span><text:span text:style-name="T97">MyClass </text:span><text:span text:style-name="T97">*[n]; </text:span><text:span text:style-name="T97"><text:line-break/></text:span><text:span text:style-name="T99">// array of </text:span><text:span text:style-name="T99">n pointers </text:span><text:span text:style-name="T99">to MyClass </text:span><text:span text:style-name="T99">(no </text:span></text:p>
            <text:p text:style-name="P25"><text:span text:style-name="T99">// cons. is </text:span><text:span text:style-name="T99">invoked) </text:span></text:p>
            <text:p text:style-name="P25"><text:span text:style-name="T99"><text:line-break/></text:span><text:span text:style-name="T96">for</text:span><text:span text:style-name="T97"> (</text:span><text:span text:style-name="T96">size_t </text:span><text:span text:style-name="T97">i=</text:span><text:span text:style-name="T98">0</text:span><text:span text:style-name="T97">; i&lt;n; +</text:span><text:span text:style-name="T97">+i) </text:span><text:span text:style-name="T97"><text:line-break/></text:span><text:span text:style-name="T97">{ </text:span><text:span text:style-name="T97"><text:line-break/></text:span><text:span text:style-name="T97">   arr[i] = </text:span><text:span text:style-name="T96">new</text:span><text:span text:style-name="T97"> MyClass </text:span><text:span text:style-name="T97">(i); </text:span><text:span text:style-name="T97"><text:line-break/></text:span><text:span text:style-name="T97">   </text:span><text:span text:style-name="T99">// each </text:span><text:span text:style-name="T99">pointer </text:span><text:span text:style-name="T99">points to a </text:span><text:span text:style-name="T99">MyClass </text:span></text:p>
            <text:p text:style-name="P25"><text:span text:style-name="T99"><text:s text:c="3"/></text:span><text:span text:style-name="T99">// object </text:span><text:span text:style-name="T99">allocated on </text:span><text:span text:style-name="T99">the heap, </text:span><text:span text:style-name="T99">and </text:span></text:p>
            <text:p text:style-name="P25"><text:span text:style-name="T99"><text:s text:c="3"/></text:span><text:span text:style-name="T99">// the </text:span><text:span text:style-name="T99">cons. is </text:span><text:span text:style-name="T99">invoked. </text:span><text:span text:style-name="T99"><text:line-break/></text:span><text:span text:style-name="T97">} </text:span></text:p>
          </draw:text-box>
        </draw:frame>
        <anim:par presentation:node-type="timing-root">
          <anim:par smil:begin="id5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7" presentation:class="page"/>
          <draw:frame presentation:style-name="pr8" draw:text-style-name="P38"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56" draw:id="id56">
        <office:forms form:automatic-focus="false" form:apply-design-mode="false"/>
        <draw:frame draw:name="Rectangle 2" presentation:style-name="pr5" draw:text-style-name="P2" draw:layer="layout" svg:width="23.706cm" svg:height="2.199cm" svg:x="0.847cm" svg:y="1.058cm" presentation:class="title" presentation:user-transformed="true">
          <draw:text-box>
            <text:p text:style-name="P9"><text:span text:style-name="T48">Fr</text:span><text:span text:style-name="T48">ee </text:span><text:span text:style-name="T48">an </text:span><text:span text:style-name="T48">all</text:span><text:span text:style-name="T48">oc</text:span><text:span text:style-name="T48">at</text:span><text:span text:style-name="T48">ed </text:span><text:span text:style-name="T48">arr</text:span><text:span text:style-name="T48">ay </text:span><text:span text:style-name="T48">of </text:span><text:span text:style-name="T48">po</text:span><text:span text:style-name="T48">int</text:span><text:span text:style-name="T48">er</text:span><text:span text:style-name="T48">s </text:span><text:span text:style-name="T48">to </text:span><text:span text:style-name="T48">ob</text:span><text:span text:style-name="T48">jec</text:span><text:span text:style-name="T48">ts </text:span><text:span text:style-name="T48">on </text:span><text:span text:style-name="T48">th</text:span><text:span text:style-name="T48">e </text:span><text:span text:style-name="T48">he</text:span><text:span text:style-name="T48">ap</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5.874cm" svg:x="0.847cm" svg:y="3.175cm" presentation:class="outline" presentation:user-transformed="true">
          <draw:text-box>
            <text:p text:style-name="P25"><text:span text:style-name="T96">size_t </text:span><text:span text:style-name="T97">n = </text:span><text:span text:style-name="T98">4</text:span><text:span text:style-name="T97">; </text:span><text:span text:style-name="T97"><text:line-break/></text:span><text:span text:style-name="T96">for</text:span><text:span text:style-name="T97"> (</text:span><text:span text:style-name="T96">size_t </text:span><text:span text:style-name="T97">i=</text:span><text:span text:style-name="T98">0</text:span><text:span text:style-name="T97">; i&lt;n; +</text:span><text:span text:style-name="T97">+i) </text:span><text:span text:style-name="T97"><text:line-break/></text:span><text:span text:style-name="T97">{ </text:span><text:span text:style-name="T97"><text:line-break/></text:span><text:span text:style-name="T97">   delete </text:span><text:span text:style-name="T97">(arr[i]); </text:span><text:span text:style-name="T97"><text:line-break/></text:span><text:span text:style-name="T97">   </text:span><text:span text:style-name="T99">// </text:span><text:span text:style-name="T99">invoked the </text:span><text:span text:style-name="T99">dest. of </text:span><text:span text:style-name="T99">each MyClass </text:span></text:p>
            <text:p text:style-name="P25"><text:span text:style-name="T99"><text:s text:c="3"/></text:span><text:span text:style-name="T99">// object </text:span><text:span text:style-name="T99">allocated on </text:span><text:span text:style-name="T99">the heap, </text:span><text:span text:style-name="T99">and </text:span></text:p>
            <text:p text:style-name="P25"><text:span text:style-name="T99"><text:s text:c="3"/></text:span><text:span text:style-name="T99">// free </text:span><text:span text:style-name="T99">the memory. </text:span><text:span text:style-name="T99"><text:line-break/></text:span><text:span text:style-name="T97">} </text:span><text:span text:style-name="T97"><text:line-break/></text:span><text:span text:style-name="T97">delete [] </text:span><text:span text:style-name="T97">arr; </text:span><text:span text:style-name="T97"><text:line-break/></text:span><text:span text:style-name="T99">// free the </text:span><text:span text:style-name="T99">memory </text:span><text:span text:style-name="T99">allocated </text:span><text:span text:style-name="T99">for the </text:span></text:p>
            <text:p text:style-name="P25"><text:span text:style-name="T99">// array of </text:span><text:span text:style-name="T99">pointers. No </text:span><text:span text:style-name="T99">dest. is </text:span><text:span text:style-name="T99">invoked </text:span></text:p>
          </draw:text-box>
        </draw:frame>
        <anim:par presentation:node-type="timing-root">
          <anim:par smil:begin="id5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8" presentation:class="page"/>
          <draw:frame presentation:style-name="pr8" draw:text-style-name="P38"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nsolas1" svg:font-family="Consolas" style:font-family-generic="modern"/>
    <style:font-face style:name="Courier New" svg:font-family="'Courier New'" style:font-family-generic="modern"/>
    <style:font-face style:name="Consolas2"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3"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4" svg:font-family="Consolas"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3-15">15/3/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text:span><text:span text:style-name="MT4">ץ </text:span><text:span text:style-name="MT4">כד</text:span><text:span text:style-name="MT4">י </text:span><text:span text:style-name="MT4">לע</text:span><text:span text:style-name="MT4">רו</text:span><text:span text:style-name="MT4">ך </text:span><text:span text:style-name="MT4">סג</text:span><text:span text:style-name="MT4">נון </text:span><text:span text:style-name="MT4">כו</text:span><text:span text:style-name="MT4">ת</text:span><text:span text:style-name="MT4">ר</text:span><text:span text:style-name="MT4">ת </text:span><text:span text:style-name="MT4">ש</text:span><text:span text:style-name="MT4">ל </text:span><text:span text:style-name="MT4">ת</text:span><text:span text:style-name="MT4">בנ</text:span><text:span text:style-name="MT4">ית </text:span><text:span text:style-name="MT4">בס</text:span><text:span text:style-name="MT4">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office:forms form:automatic-focus="false" form:apply-design-mode="false"/>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text:span><text:span text:style-name="MT5">ץ </text:span><text:span text:style-name="MT5">כד</text:span><text:span text:style-name="MT5">י </text:span><text:span text:style-name="MT5">לע</text:span><text:span text:style-name="MT5">רו</text:span><text:span text:style-name="MT5">ך </text:span><text:span text:style-name="MT5">סג</text:span><text:span text:style-name="MT5">נון </text:span><text:span text:style-name="MT5">כו</text:span><text:span text:style-name="MT5">ת</text:span><text:span text:style-name="MT5">ר</text:span><text:span text:style-name="MT5">ת </text:span><text:span text:style-name="MT5">ש</text:span><text:span text:style-name="MT5">ל </text:span><text:span text:style-name="MT5">ת</text:span><text:span text:style-name="MT5">בנ</text:span><text:span text:style-name="MT5">ית </text:span><text:span text:style-name="MT5">בס</text:span><text:span text:style-name="MT5">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text:span><text:span text:style-name="MT5">ץ </text:span><text:span text:style-name="MT5">כד</text:span><text:span text:style-name="MT5">י </text:span><text:span text:style-name="MT5">לע</text:span><text:span text:style-name="MT5">רו</text:span><text:span text:style-name="MT5">ך </text:span><text:span text:style-name="MT5">סג</text:span><text:span text:style-name="MT5">נון </text:span><text:span text:style-name="MT5">כו</text:span><text:span text:style-name="MT5">ת</text:span><text:span text:style-name="MT5">ר</text:span><text:span text:style-name="MT5">ת </text:span><text:span text:style-name="MT5">ש</text:span><text:span text:style-name="MT5">ל </text:span><text:span text:style-name="MT5">ת</text:span><text:span text:style-name="MT5">בנ</text:span><text:span text:style-name="MT5">ית </text:span><text:span text:style-name="MT5">בס</text:span><text:span text:style-name="MT5">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3-15">15/3/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text:span><text:span text:style-name="MT5">ץ </text:span><text:span text:style-name="MT5">כד</text:span><text:span text:style-name="MT5">י </text:span><text:span text:style-name="MT5">לע</text:span><text:span text:style-name="MT5">רו</text:span><text:span text:style-name="MT5">ך </text:span><text:span text:style-name="MT5">סג</text:span><text:span text:style-name="MT5">נון </text:span><text:span text:style-name="MT5">כו</text:span><text:span text:style-name="MT5">ת</text:span><text:span text:style-name="MT5">ר</text:span><text:span text:style-name="MT5">ת </text:span><text:span text:style-name="MT5">ש</text:span><text:span text:style-name="MT5">ל </text:span><text:span text:style-name="MT5">ת</text:span><text:span text:style-name="MT5">בנ</text:span><text:span text:style-name="MT5">ית </text:span><text:span text:style-name="MT5">בס</text:span><text:span text:style-name="MT5">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p text:style-name="MP20"><text:span text:style-name="MT6">Seventh Outline </text:span><text:span text:style-name="MT6">Level</text:span><text:span text:style-name="MT6">לחץ כדי לערוך </text:span><text:span text:style-name="MT6">סגנונות טקסט של </text:span><text:span text:style-name="MT6">תבנית 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text:span><text:span text:style-name="MT5">ץ </text:span><text:span text:style-name="MT5">כד</text:span><text:span text:style-name="MT5">י </text:span><text:span text:style-name="MT5">לע</text:span><text:span text:style-name="MT5">רו</text:span><text:span text:style-name="MT5">ך </text:span><text:span text:style-name="MT5">סג</text:span><text:span text:style-name="MT5">נון </text:span><text:span text:style-name="MT5">כו</text:span><text:span text:style-name="MT5">ת</text:span><text:span text:style-name="MT5">ר</text:span><text:span text:style-name="MT5">ת </text:span><text:span text:style-name="MT5">ש</text:span><text:span text:style-name="MT5">ל </text:span><text:span text:style-name="MT5">ת</text:span><text:span text:style-name="MT5">בנ</text:span><text:span text:style-name="MT5">ית </text:span><text:span text:style-name="MT5">בס</text:span><text:span text:style-name="MT5">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179</meta:editing-cycles>
    <meta:print-date>1999-11-04T13:06:28</meta:print-date>
    <meta:creation-date>1999-10-10T10:49:40</meta:creation-date>
    <dc:date>2018-03-15T19:33:19.985119121</dc:date>
    <meta:editing-duration>P26DT19H33M19S</meta:editing-duration>
    <meta:generator>LibreOffice/5.1.6.2$Linux_X86_64 LibreOffice_project/10m0$Build-2</meta:generator>
    <meta:document-statistic meta:object-count="324"/>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